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092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5.48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Kugelfall">
      <style:table-properties table:display="true" style:writing-mode="lr-tb"/>
    </style:style>
    <style:style style:name="ta2" style:family="table" style:master-page-name="PageStyle_5f_Gauss">
      <style:table-properties table:display="true" style:writing-mode="lr-tb"/>
    </style:style>
    <style:style style:name="ta3" style:family="table" style:master-page-name="PageStyle_5f_Kapillarviskosimeter">
      <style:table-properties table:display="true" style:writing-mode="lr-tb"/>
    </style:style>
    <number:number-style style:name="N8001" number:language="de" number:country="DE">
      <number:number number:decimal-places="0" number:min-integer-digits="1"/>
    </number:number-style>
    <number:number-style style:name="N8002" number:language="de" number:country="DE">
      <number:number number:decimal-places="2" number:min-integer-digits="1"/>
    </number:number-style>
    <number:time-style style:name="N8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number-style style:name="N8061" number:language="de" number:country="DE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5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7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fo:background-color="transparent" style:rotation-align="none"/>
      <style:text-properties fo:color="#a6a6a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fo:border="0.035cm solid #bfbfbf" style:rotation-align="none"/>
      <style:text-properties fo:color="#a6a6a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Excel_20_Built-in_20_Normal" style:data-style-name="N8002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</style:style>
    <style:style style:name="ce14" style:family="table-cell" style:parent-style-name="Excel_20_Built-in_20_Normal" style:data-style-name="N8002">
      <style:table-cell-properties fo:border-bottom="none" style:diagonal-bl-tr="none" style:diagonal-tl-br="none" fo:background-color="transparent" fo:border-left="0.035cm solid #000000" fo:border-right="0.035cm solid #000000" style:rotation-align="none" fo:border-top="0.035cm solid #000000"/>
    </style:style>
    <style:style style:name="ce15" style:family="table-cell" style:parent-style-name="Excel_20_Built-in_20_Normal" style:data-style-name="N8002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6" style:family="table-cell" style:parent-style-name="Excel_20_Built-in_20_Normal">
      <style:table-cell-properties style:diagonal-bl-tr="none" style:diagonal-tl-br="none" style:rotation-align="none"/>
    </style:style>
    <style:style style:name="ce17" style:family="table-cell" style:parent-style-name="Excel_20_Built-in_20_Normal" style:data-style-name="N8002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8" style:family="table-cell" style:parent-style-name="Excel_20_Built-in_20_Normal" style:data-style-name="N8002">
      <style:table-cell-properties style:diagonal-bl-tr="none" style:diagonal-tl-br="none" style:rotation-align="none"/>
    </style:style>
    <style:style style:name="ce19" style:family="table-cell" style:parent-style-name="Excel_20_Built-in_20_Normal" style:data-style-name="N8001">
      <style:table-cell-properties style:diagonal-bl-tr="none" style:diagonal-tl-br="none" fo:border="0.035cm solid #000000" style:rotation-align="none"/>
    </style:style>
    <style:style style:name="ce20" style:family="table-cell" style:parent-style-name="Excel_20_Built-in_20_Normal" style:data-style-name="N109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21" style:family="table-cell" style:parent-style-name="Excel_20_Built-in_20_Normal" style:data-style-name="N109">
      <style:table-cell-properties style:diagonal-bl-tr="none" style:diagonal-tl-br="none" fo:border="0.035cm solid #000000" style:rotation-align="none"/>
    </style:style>
    <style:style style:name="ce22" style:family="table-cell" style:parent-style-name="Excel_20_Built-in_20_Normal" style:data-style-name="N8001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23" style:family="table-cell" style:parent-style-name="Excel_20_Built-in_20_Normal" style:data-style-name="N8001">
      <style:table-cell-properties style:diagonal-bl-tr="none" style:diagonal-tl-br="none" style:rotation-align="none"/>
    </style:style>
    <style:style style:name="ce24" style:family="table-cell" style:parent-style-name="Excel_20_Built-in_20_Normal" style:data-style-name="N8001">
      <style:table-cell-properties style:diagonal-bl-tr="none" style:diagonal-tl-br="none" fo:border="0.035cm solid #bfbfbf" style:rotation-align="none"/>
      <style:text-properties fo:color="#a6a6a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 style:data-style-name="N8002">
      <style:table-cell-properties style:diagonal-bl-tr="none" style:diagonal-tl-br="none" fo:border="0.035cm solid #000000" style:rotation-align="none"/>
    </style:style>
    <style:style style:name="ce26" style:family="table-cell" style:parent-style-name="Excel_20_Built-in_20_Normal" style:data-style-name="N109">
      <style:table-cell-properties style:diagonal-bl-tr="none" style:diagonal-tl-br="none" style:rotation-align="none"/>
    </style:style>
    <style:style style:name="ce27" style:family="table-cell" style:parent-style-name="Excel_20_Built-in_20_Normal" style:data-style-name="N8001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8041"/>
    <style:style style:name="ce29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31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32" style:family="table-cell" style:parent-style-name="Excel_20_Built-in_20_Normal" style:data-style-name="N8001"/>
    <style:style style:name="ce33" style:family="table-cell" style:parent-style-name="Excel_20_Built-in_20_Normal" style:data-style-name="N8002"/>
    <style:style style:name="ce34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36" style:family="table-cell" style:parent-style-name="Excel_20_Built-in_20_Normal" style:data-style-name="N8001">
      <style:table-cell-properties style:diagonal-bl-tr="none" style:diagonal-tl-br="none" fo:background-color="transparent" fo:border="0.035cm solid #000000" style:rotation-align="none"/>
    </style:style>
    <style:style style:name="ce37" style:family="table-cell" style:parent-style-name="Excel_20_Built-in_20_Normal" style:data-style-name="N8061"/>
    <style:style style:name="ce38" style:family="table-cell" style:parent-style-name="Excel_20_Built-in_20_Normal" style:data-style-name="N109">
      <style:table-cell-properties style:diagonal-bl-tr="none" style:diagonal-tl-br="none" fo:background-color="transparent" fo:border="0.035cm solid #000000" style:rotation-align="none"/>
    </style:style>
    <style:style style:name="ce39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41" style:family="table-cell" style:parent-style-name="Excel_20_Built-in_20_Normal" style:data-style-name="N109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42" style:family="table-cell" style:parent-style-name="Excel_20_Built-in_20_Normal" style:data-style-name="N8002">
      <style:table-cell-properties style:diagonal-bl-tr="none" style:diagonal-tl-br="none" fo:background-color="transparent" style:rotation-align="none"/>
    </style:style>
    <style:style style:name="ce43" style:family="table-cell" style:parent-style-name="Excel_20_Built-in_20_Normal" style:data-style-name="N8002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</style:style>
    <style:style style:name="ce4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45" style:family="table-cell" style:parent-style-name="Excel_20_Built-in_20_Normal" style:data-style-name="N8002">
      <style:table-cell-properties fo:border-bottom="none" style:diagonal-bl-tr="none" style:diagonal-tl-br="none" fo:background-color="transparent" fo:border-left="none" fo:border-right="0.035cm solid #000000" style:rotation-align="none" fo:border-top="0.035cm solid #000000"/>
    </style:style>
    <style:style style:name="ce46" style:family="table-cell" style:parent-style-name="Excel_20_Built-in_20_Normal" style:data-style-name="N8002">
      <style:table-cell-properties fo:border-bottom="none" style:diagonal-bl-tr="none" style:diagonal-tl-br="none" fo:background-color="transparent" fo:border-left="none" fo:border-right="0.035cm solid #000000" style:rotation-align="none" fo:border-top="none"/>
    </style:style>
    <style:style style:name="ce47" style:family="table-cell" style:parent-style-name="Excel_20_Built-in_20_Normal" style:data-style-name="N8002">
      <style:table-cell-properties fo:border-bottom="0.035cm solid #000000" style:diagonal-bl-tr="none" style:diagonal-tl-br="none" fo:background-color="transparent" fo:border-left="none" fo:border-right="0.035cm solid #000000" style:rotation-align="none" fo:border-top="none"/>
    </style:style>
    <style:style style:name="ce48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49" style:family="table-cell" style:parent-style-name="Excel_20_Built-in_20_Normal" style:data-style-name="N109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50" style:family="table-cell" style:parent-style-name="Excel_20_Built-in_20_Normal" style:data-style-name="N109"/>
    <style:style style:name="ce51" style:family="table-cell" style:parent-style-name="Excel_20_Built-in_20_Normal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Excel_20_Built-in_20_Normal" style:data-style-name="N8002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53" style:family="table-cell" style:parent-style-name="Excel_20_Built-in_20_Normal" style:data-style-name="N8001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54" style:family="table-cell" style:parent-style-name="Excel_20_Built-in_20_Normal" style:data-style-name="N8001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55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Excel_20_Built-in_20_Normal" style:data-style-name="N110"/>
    <style:style style:name="ce57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0.035cm solid #000000" style:rotation-align="none" fo:border-top="0.035cm solid #000000"/>
    </style:style>
    <style:style style:name="ce58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</style:style>
    <style:style style:name="ce59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</style:style>
    <style:style style:name="ce60" style:family="table-cell" style:parent-style-name="Excel_20_Built-in_20_Normal" style:data-style-name="N108">
      <style:table-cell-properties style:diagonal-bl-tr="none" style:diagonal-tl-br="none" fo:border="0.035cm solid #000000" style:rotation-align="non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super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sub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ugelfal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6" table:default-cell-style-name="Excel_20_Built-in_20_Normal"/>
        <table:table-column table:style-name="co3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>
            <text:p>Kugelfallmethod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Kugeldurchmesser</text:p>
          </table:table-cell>
          <table:table-cell table:number-columns-repeated="5"/>
          <table:table-cell table:style-name="ce8" office:value-type="string">
            <text:p>Fehler Durchmesser</text:p>
          </table:table-cell>
          <table:table-cell table:style-name="ce30"/>
          <table:table-cell table:style-name="ce34" office:value-type="string">
            <text:p>Δd / mm</text:p>
          </table:table-cell>
          <table:table-cell table:style-name="ce35" office:value-type="float" office:value="0.01">
            <text:p>0,01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essung</text:p>
          </table:table-cell>
          <table:table-cell table:style-name="ce12" office:value-type="string">
            <text:p>d<text:span text:style-name="T4">1 </text:span><text:span text:style-name="T2">/ mm</text:span></text:p>
          </table:table-cell>
          <table:table-cell table:style-name="ce12" office:value-type="string">
            <text:p>d<text:span text:style-name="T4">2 </text:span><text:span text:style-name="T2">/ mm</text:span></text:p>
          </table:table-cell>
          <table:table-cell table:style-name="ce12" office:value-type="string">
            <text:p>d<text:span text:style-name="T4">3 </text:span><text:span text:style-name="T2">/ mm</text:span></text:p>
          </table:table-cell>
          <table:table-cell table:style-name="ce12" office:value-type="string">
            <text:p>d<text:span text:style-name="T4">4 </text:span><text:span text:style-name="T2">/ mm</text:span></text:p>
          </table:table-cell>
          <table:table-cell/>
          <table:table-cell table:style-name="ce8" office:value-type="string">
            <text:p>Fehler Zeitmessung</text:p>
          </table:table-cell>
          <table:table-cell table:style-name="ce30"/>
          <table:table-cell table:style-name="ce34" office:value-type="string">
            <text:p>Δt / s</text:p>
          </table:table-cell>
          <table:table-cell table:style-name="ce35" office:value-type="float" office:value="0.01">
            <text:p>0,01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#1</text:p>
          </table:table-cell>
          <table:table-cell table:style-name="ce13" office:value-type="float" office:value="0.99">
            <text:p>0,99</text:p>
          </table:table-cell>
          <table:table-cell table:style-name="ce13" office:value-type="float" office:value="2">
            <text:p>2,00</text:p>
          </table:table-cell>
          <table:table-cell table:style-name="ce13" office:value-type="float" office:value="2.99">
            <text:p>2,99</text:p>
          </table:table-cell>
          <table:table-cell table:style-name="ce13" office:value-type="float" office:value="3.99">
            <text:p>3,99</text:p>
          </table:table-cell>
          <table:table-cell/>
          <table:table-cell table:style-name="ce8" office:value-type="string">
            <text:p>Dichte Öl</text:p>
          </table:table-cell>
          <table:table-cell table:style-name="ce30"/>
          <table:table-cell table:style-name="ce34" office:value-type="string">
            <text:p>ρ<text:span text:style-name="T4">F</text:span><text:span text:style-name="T2"> / kg/m³</text:span></text:p>
          </table:table-cell>
          <table:table-cell table:style-name="ce35" office:value-type="float" office:value="860">
            <text:p>860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#2</text:p>
          </table:table-cell>
          <table:table-cell table:style-name="ce13" office:value-type="float" office:value="1">
            <text:p>1,00</text:p>
          </table:table-cell>
          <table:table-cell table:style-name="ce13" office:value-type="float" office:value="1.99">
            <text:p>1,99</text:p>
          </table:table-cell>
          <table:table-cell table:style-name="ce13" office:value-type="float" office:value="2.99">
            <text:p>2,99</text:p>
          </table:table-cell>
          <table:table-cell table:style-name="ce13" office:value-type="float" office:value="3.99">
            <text:p>3,99</text:p>
          </table:table-cell>
          <table:table-cell/>
          <table:table-cell table:style-name="ce8" office:value-type="string">
            <text:p>Dichte Stahl</text:p>
          </table:table-cell>
          <table:table-cell table:style-name="ce30"/>
          <table:table-cell table:style-name="ce3" office:value-type="string">
            <text:p>ρ<text:span text:style-name="T4">K</text:span><text:span text:style-name="T2"> / kg/m³</text:span></text:p>
          </table:table-cell>
          <table:table-cell table:style-name="ce35" office:value-type="float" office:value="7800">
            <text:p>7800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#3</text:p>
          </table:table-cell>
          <table:table-cell table:style-name="ce13" office:value-type="float" office:value="1">
            <text:p>1,00</text:p>
          </table:table-cell>
          <table:table-cell table:style-name="ce13" office:value-type="float" office:value="1.99">
            <text:p>1,99</text:p>
          </table:table-cell>
          <table:table-cell table:style-name="ce13" office:value-type="float" office:value="2.99">
            <text:p>2,99</text:p>
          </table:table-cell>
          <table:table-cell table:style-name="ce13" office:value-type="float" office:value="3.99">
            <text:p>3,99</text:p>
          </table:table-cell>
          <table:table-cell/>
          <table:table-cell table:style-name="ce8" office:value-type="string">
            <text:p>Länge</text:p>
          </table:table-cell>
          <table:table-cell table:style-name="ce30"/>
          <table:table-cell table:style-name="ce3" office:value-type="string">
            <text:p>L / m</text:p>
          </table:table-cell>
          <table:table-cell table:style-name="ce38" office:value-type="float" office:value="0.3">
            <text:p>0,300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d / mm</text:p>
          </table:table-cell>
          <table:table-cell table:style-name="ce14" table:formula="of:=AVERAGE([.B5:.B7])" office:value-type="float" office:value="0.996666666666667">
            <text:p>1,00</text:p>
          </table:table-cell>
          <table:table-cell table:style-name="ce14" table:formula="of:=AVERAGE([.C5:.C7])" office:value-type="float" office:value="1.99333333333333">
            <text:p>1,99</text:p>
          </table:table-cell>
          <table:table-cell table:style-name="ce14" table:formula="of:=AVERAGE([.D5:.D7])" office:value-type="float" office:value="2.99">
            <text:p>2,99</text:p>
          </table:table-cell>
          <table:table-cell table:style-name="ce14" table:formula="of:=AVERAGE([.E5:.E7])" office:value-type="float" office:value="3.99">
            <text:p>3,99</text:p>
          </table:table-cell>
          <table:table-cell/>
          <table:table-cell table:style-name="ce8" office:value-type="string">
            <text:p>Fehler Längenmessung</text:p>
          </table:table-cell>
          <table:table-cell table:style-name="ce30"/>
          <table:table-cell table:style-name="ce34" office:value-type="string">
            <text:p>ΔL / m</text:p>
          </table:table-cell>
          <table:table-cell table:style-name="ce35" office:value-type="float" office:value="0.001">
            <text:p>0,001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<text:span text:style-name="T1">σ</text:span><text:span text:style-name="T2">(d) / mm</text:span></text:p>
          </table:table-cell>
          <table:table-cell table:style-name="ce15" table:formula="of:=STDEV([.B5:.B7])" office:value-type="float" office:value="0.00577350269189626">
            <text:p>0,01</text:p>
          </table:table-cell>
          <table:table-cell table:style-name="ce15" table:formula="of:=STDEV([.C5:.C7])" office:value-type="float" office:value="0.00577350269189626">
            <text:p>0,01</text:p>
          </table:table-cell>
          <table:table-cell table:style-name="ce15" table:formula="of:=STDEV([.D5:.D7])" office:value-type="float" office:value="0">
            <text:p>0,00</text:p>
          </table:table-cell>
          <table:table-cell table:style-name="ce15" table:formula="of:=STDEV([.E5:.E7])" office:value-type="float" office:value="0">
            <text:p>0,00</text:p>
          </table:table-cell>
          <table:table-cell/>
          <table:table-cell table:style-name="ce29" office:value-type="string">
            <text:p>Edbeschleunigung</text:p>
          </table:table-cell>
          <table:table-cell table:style-name="ce30"/>
          <table:table-cell table:style-name="ce35" office:value-type="string">
            <text:p>g / m/s²</text:p>
          </table:table-cell>
          <table:table-cell table:style-name="ce35" office:value-type="float" office:value="9.81">
            <text:p>9,8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Fallzeiten</text:p>
          </table:table-cell>
          <table:table-cell table:style-name="ce16" table:number-columns-repeated="4"/>
          <table:table-cell/>
          <table:table-cell table:style-name="ce8" office:value-type="string">
            <text:p>Temperatur Anfang / °C</text:p>
          </table:table-cell>
          <table:table-cell table:style-name="ce31"/>
          <table:table-cell table:style-name="ce36"/>
          <table:table-cell table:number-columns-repeated="1015"/>
        </table:table-row>
        <table:table-row table:style-name="ro2">
          <table:table-cell table:style-name="ce3" office:value-type="string">
            <text:p>Messung</text:p>
          </table:table-cell>
          <table:table-cell table:style-name="ce12" office:value-type="string">
            <text:p>t1 / s</text:p>
          </table:table-cell>
          <table:table-cell table:style-name="ce12" office:value-type="string">
            <text:p>t2 / s</text:p>
          </table:table-cell>
          <table:table-cell table:style-name="ce12" office:value-type="string">
            <text:p>t3 / s</text:p>
          </table:table-cell>
          <table:table-cell table:style-name="ce12" office:value-type="string">
            <text:p>t4 / s</text:p>
          </table:table-cell>
          <table:table-cell/>
          <table:table-cell table:style-name="ce8" office:value-type="string">
            <text:p>Temperatur Ende / °C</text:p>
          </table:table-cell>
          <table:table-cell table:style-name="ce31"/>
          <table:table-cell table:style-name="ce36"/>
          <table:table-cell table:number-columns-repeated="1015"/>
        </table:table-row>
        <table:table-row table:style-name="ro2">
          <table:table-cell table:style-name="ce4" office:value-type="string">
            <text:p>#1</text:p>
          </table:table-cell>
          <table:table-cell table:style-name="ce13" office:value-type="float" office:value="146">
            <text:p>146,00</text:p>
          </table:table-cell>
          <table:table-cell table:style-name="ce13" office:value-type="float" office:value="36">
            <text:p>36,00</text:p>
          </table:table-cell>
          <table:table-cell table:style-name="ce13" office:value-type="float" office:value="18.31">
            <text:p>18,31</text:p>
          </table:table-cell>
          <table:table-cell table:style-name="ce13" office:value-type="float" office:value="10.21">
            <text:p>10,21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#2</text:p>
          </table:table-cell>
          <table:table-cell table:style-name="ce13" office:value-type="float" office:value="143">
            <text:p>143,00</text:p>
          </table:table-cell>
          <table:table-cell table:style-name="ce13" office:value-type="float" office:value="37">
            <text:p>37,00</text:p>
          </table:table-cell>
          <table:table-cell table:style-name="ce13" office:value-type="float" office:value="16.25">
            <text:p>16,25</text:p>
          </table:table-cell>
          <table:table-cell table:style-name="ce13" office:value-type="float" office:value="10.38">
            <text:p>10,38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#3</text:p>
          </table:table-cell>
          <table:table-cell table:style-name="ce13" office:value-type="float" office:value="142">
            <text:p>142,00</text:p>
          </table:table-cell>
          <table:table-cell table:style-name="ce13" office:value-type="float" office:value="37">
            <text:p>37,00</text:p>
          </table:table-cell>
          <table:table-cell table:style-name="ce13" office:value-type="float" office:value="17.53">
            <text:p>17,53</text:p>
          </table:table-cell>
          <table:table-cell table:style-name="ce13" office:value-type="float" office:value="10.11">
            <text:p>10,11</text:p>
          </table:table-cell>
          <table:table-cell/>
          <table:table-cell office:value-type="string">
            <text:p>Konstanter Term B = (ρK-ρF)*g/(18*L):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#4</text:p>
          </table:table-cell>
          <table:table-cell table:style-name="ce13" office:value-type="float" office:value="142">
            <text:p>142,00</text:p>
          </table:table-cell>
          <table:table-cell table:style-name="ce13" office:value-type="float" office:value="37">
            <text:p>37,00</text:p>
          </table:table-cell>
          <table:table-cell table:style-name="ce13" office:value-type="float" office:value="17">
            <text:p>17,00</text:p>
          </table:table-cell>
          <table:table-cell table:style-name="ce13" office:value-type="float" office:value="10.56">
            <text:p>10,56</text:p>
          </table:table-cell>
          <table:table-cell/>
          <table:table-cell office:value-type="string">
            <text:p>B / kg/(m³s²)</text:p>
          </table:table-cell>
          <table:table-cell table:style-name="ce32" table:formula="of:=([.J6]-[.J5])*[.J9]/(18*[.J7])" office:value-type="float" office:value="12607.6666666667">
            <text:p>12608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#5</text:p>
          </table:table-cell>
          <table:table-cell table:style-name="ce13" office:value-type="float" office:value="144">
            <text:p>144,00</text:p>
          </table:table-cell>
          <table:table-cell table:style-name="ce13" office:value-type="float" office:value="38">
            <text:p>38,00</text:p>
          </table:table-cell>
          <table:table-cell table:style-name="ce13" office:value-type="float" office:value="16.84">
            <text:p>16,84</text:p>
          </table:table-cell>
          <table:table-cell table:style-name="ce13" office:value-type="float" office:value="9">
            <text:p>9,0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#6</text:p>
          </table:table-cell>
          <table:table-cell table:style-name="ce13" office:value-type="float" office:value="145">
            <text:p>145,00</text:p>
          </table:table-cell>
          <table:table-cell table:style-name="ce13" office:value-type="float" office:value="37">
            <text:p>37,00</text:p>
          </table:table-cell>
          <table:table-cell table:style-name="ce13" office:value-type="float" office:value="17.12">
            <text:p>17,12</text:p>
          </table:table-cell>
          <table:table-cell table:style-name="ce13" office:value-type="float" office:value="10.02">
            <text:p>10,0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#7</text:p>
          </table:table-cell>
          <table:table-cell table:style-name="ce13" office:value-type="float" office:value="143">
            <text:p>143,00</text:p>
          </table:table-cell>
          <table:table-cell table:style-name="ce13" office:value-type="float" office:value="38">
            <text:p>38,00</text:p>
          </table:table-cell>
          <table:table-cell table:style-name="ce13" office:value-type="float" office:value="16.81">
            <text:p>16,81</text:p>
          </table:table-cell>
          <table:table-cell table:style-name="ce13" office:value-type="float" office:value="10.06">
            <text:p>10,06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#8</text:p>
          </table:table-cell>
          <table:table-cell table:style-name="ce13" office:value-type="float" office:value="144">
            <text:p>144,00</text:p>
          </table:table-cell>
          <table:table-cell table:style-name="ce13" office:value-type="float" office:value="37">
            <text:p>37,00</text:p>
          </table:table-cell>
          <table:table-cell table:style-name="ce13" office:value-type="float" office:value="16.75">
            <text:p>16,75</text:p>
          </table:table-cell>
          <table:table-cell table:style-name="ce13" office:value-type="float" office:value="9.68">
            <text:p>9,68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#9</text:p>
          </table:table-cell>
          <table:table-cell table:style-name="ce13" office:value-type="float" office:value="144">
            <text:p>144,00</text:p>
          </table:table-cell>
          <table:table-cell table:style-name="ce13" office:value-type="float" office:value="37">
            <text:p>37,00</text:p>
          </table:table-cell>
          <table:table-cell table:style-name="ce13" office:value-type="float" office:value="16.87">
            <text:p>16,87</text:p>
          </table:table-cell>
          <table:table-cell table:style-name="ce13" office:value-type="float" office:value="9.93">
            <text:p>9,93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#10</text:p>
          </table:table-cell>
          <table:table-cell table:style-name="ce13" office:value-type="float" office:value="143">
            <text:p>143,00</text:p>
          </table:table-cell>
          <table:table-cell table:style-name="ce13" office:value-type="float" office:value="37">
            <text:p>37,00</text:p>
          </table:table-cell>
          <table:table-cell table:style-name="ce13" office:value-type="float" office:value="16.81">
            <text:p>16,81</text:p>
          </table:table-cell>
          <table:table-cell table:style-name="ce13" office:value-type="float" office:value="10.75">
            <text:p>10,75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t / s</text:p>
          </table:table-cell>
          <table:table-cell table:style-name="ce17" table:formula="of:=AVERAGE([.B13:.B22])" office:value-type="float" office:value="143.6">
            <text:p>143,60</text:p>
          </table:table-cell>
          <table:table-cell table:style-name="ce17" table:formula="of:=AVERAGE([.C13:.C22])" office:value-type="float" office:value="37.1">
            <text:p>37,10</text:p>
          </table:table-cell>
          <table:table-cell table:style-name="ce17" table:formula="of:=AVERAGE([.D13:.D22])" office:value-type="float" office:value="17.029">
            <text:p>17,03</text:p>
          </table:table-cell>
          <table:table-cell table:style-name="ce17" table:formula="of:=AVERAGE([.E13:.E22])" office:value-type="float" office:value="10.07">
            <text:p>10,07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<text:span text:style-name="T1">σ</text:span><text:span text:style-name="T2">(t) / s</text:span></text:p>
          </table:table-cell>
          <table:table-cell table:style-name="ce15" table:formula="of:=STDEV([.B13:.B22])" office:value-type="float" office:value="1.26491106406735">
            <text:p>1,26</text:p>
          </table:table-cell>
          <table:table-cell table:style-name="ce15" table:formula="of:=STDEV([.C13:.C22])" office:value-type="float" office:value="0.567646212197547">
            <text:p>0,57</text:p>
          </table:table-cell>
          <table:table-cell table:style-name="ce15" table:formula="of:=STDEV([.D13:.D22])" office:value-type="float" office:value="0.552035626869619">
            <text:p>0,55</text:p>
          </table:table-cell>
          <table:table-cell table:style-name="ce15" table:formula="of:=STDEV([.E13:.E22])" office:value-type="float" office:value="0.487510683643617">
            <text:p>0,4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Viskosität</text:p>
          </table:table-cell>
          <table:table-cell table:style-name="ce18" table:number-columns-repeated="4"/>
          <table:table-cell table:style-name="ce16" table:number-columns-repeated="1019"/>
        </table:table-row>
        <table:table-row table:style-name="ro2">
          <table:table-cell table:style-name="ce3" office:value-type="string">
            <text:p>Viskosität η / mPa s</text:p>
          </table:table-cell>
          <table:table-cell table:style-name="ce19" table:formula="of:=[.$H$16]*[.B23]*([.B8]/1000)^2*1000" office:value-type="float" office:value="1798.41131001037">
            <text:p>1798</text:p>
          </table:table-cell>
          <table:table-cell table:style-name="ce19" table:formula="of:=[.$H$16]*[.C23]*([.C8]/1000)^2*1000" office:value-type="float" office:value="1858.52533708593">
            <text:p>1859</text:p>
          </table:table-cell>
          <table:table-cell table:style-name="ce19" table:formula="of:=[.$H$16]*[.D23]*([.D8]/1000)^2*1000" office:value-type="float" office:value="1919.40331325557">
            <text:p>1919</text:p>
          </table:table-cell>
          <table:table-cell table:style-name="ce19" table:formula="of:=[.$H$16]*[.E23]*([.E8]/1000)^2*1000" office:value-type="float" office:value="2021.203212987">
            <text:p>2021</text:p>
          </table:table-cell>
          <table:table-cell/>
          <table:table-cell table:style-name="ce8" office:value-type="string">
            <text:p>Mittlere Viskosität η [mPa s]</text:p>
          </table:table-cell>
          <table:table-cell table:style-name="ce31"/>
          <table:table-cell table:style-name="ce19" table:formula="of:=AVERAGE([.B27:.E27])" office:value-type="float" office:value="1899.38579333472">
            <text:p>1899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2Δd/|d|</text:p>
          </table:table-cell>
          <table:table-cell table:style-name="ce20" table:formula="of:=2*[.$J$3]/[.B8]" office:value-type="float" office:value="0.020066889632107">
            <text:p>0,020</text:p>
          </table:table-cell>
          <table:table-cell table:style-name="ce20" table:formula="of:=2*[.$J$3]/[.C8]" office:value-type="float" office:value="0.0100334448160535">
            <text:p>0,010</text:p>
          </table:table-cell>
          <table:table-cell table:style-name="ce20" table:formula="of:=2*[.$J$3]/[.D8]" office:value-type="float" office:value="0.00668896321070234">
            <text:p>0,007</text:p>
          </table:table-cell>
          <table:table-cell table:style-name="ce20" table:formula="of:=2*[.$J$3]/[.E8]" office:value-type="float" office:value="0.0050125313283208">
            <text:p>0,005</text:p>
          </table:table-cell>
          <table:table-cell/>
          <table:table-cell table:style-name="ce8" office:value-type="string">
            <text:p>Fehler Viskosität Δη [mPa s]</text:p>
          </table:table-cell>
          <table:table-cell table:style-name="ce31"/>
          <table:table-cell table:style-name="ce19" table:formula="of:=MAX([.B31:.E31])" office:value-type="float" office:value="114.719548463924">
            <text:p>115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ΔL/|L|</text:p>
          </table:table-cell>
          <table:table-cell table:style-name="ce21" table:formula="of:=[.$J$8]/[.$J$7]" office:value-type="float" office:value="0.00333333333333333">
            <text:p>0,003</text:p>
          </table:table-cell>
          <table:table-cell table:style-name="ce21" table:formula="of:=[.$J$8]/[.$J$7]" office:value-type="float" office:value="0.00333333333333333">
            <text:p>0,003</text:p>
          </table:table-cell>
          <table:table-cell table:style-name="ce21" table:formula="of:=[.$J$8]/[.$J$7]" office:value-type="float" office:value="0.00333333333333333">
            <text:p>0,003</text:p>
          </table:table-cell>
          <table:table-cell table:style-name="ce21" table:formula="of:=[.$J$8]/[.$J$7]" office:value-type="float" office:value="0.00333333333333333">
            <text:p>0,003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Δt/|t|</text:p>
          </table:table-cell>
          <table:table-cell table:style-name="ce21" table:formula="of:=MAX([.B24];[.$J$4])/[.B23]" office:value-type="float" office:value="0.0088085728695498">
            <text:p>0,009</text:p>
          </table:table-cell>
          <table:table-cell table:style-name="ce21" table:formula="of:=MAX([.C24];[.$J$4])/[.C23]" office:value-type="float" office:value="0.0153004369864568">
            <text:p>0,015</text:p>
          </table:table-cell>
          <table:table-cell table:style-name="ce21" table:formula="of:=MAX([.D24];[.$J$4])/[.D23]" office:value-type="float" office:value="0.0324173836907404">
            <text:p>0,032</text:p>
          </table:table-cell>
          <table:table-cell table:style-name="ce21" table:formula="of:=MAX([.E24];[.$J$4])/[.E23]" office:value-type="float" office:value="0.0484121830827822">
            <text:p>0,048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Größtfehler Δη [mPa s]</text:p>
          </table:table-cell>
          <table:table-cell table:style-name="ce22" table:formula="of:=SUM([.B28:.B30])*[.B27]" office:value-type="float" office:value="57.9246627114612">
            <text:p>58</text:p>
          </table:table-cell>
          <table:table-cell table:style-name="ce22" table:formula="of:=SUM([.C28:.C30])*[.C27]" office:value-type="float" office:value="53.2787456736586">
            <text:p>53</text:p>
          </table:table-cell>
          <table:table-cell table:style-name="ce22" table:formula="of:=SUM([.D28:.D30])*[.D27]" office:value-type="float" office:value="81.4588628561361">
            <text:p>81</text:p>
          </table:table-cell>
          <table:table-cell table:style-name="ce22" table:formula="of:=SUM([.E28:.E30])*[.E27]" office:value-type="float" office:value="114.719548463924">
            <text:p>115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10" office:value-type="string">
            <text:p>Literaturwert der Viskosität</text:p>
          </table:table-cell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11" office:value-type="string">
            <text:p>Temperatur / °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0">
            <text:p>40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Viskosität η / mPa s</text:p>
          </table:table-cell>
          <table:table-cell table:style-name="ce24" office:value-type="float" office:value="1941.07412394435">
            <text:p>1941</text:p>
          </table:table-cell>
          <table:table-cell table:style-name="ce24" office:value-type="float" office:value="1813.46883028473">
            <text:p>1813</text:p>
          </table:table-cell>
          <table:table-cell table:style-name="ce24" office:value-type="float" office:value="1694.25224819932">
            <text:p>1694</text:p>
          </table:table-cell>
          <table:table-cell table:style-name="ce24" office:value-type="float" office:value="1582.87290776196">
            <text:p>1583</text:p>
          </table:table-cell>
          <table:table-cell table:style-name="ce24" office:value-type="float" office:value="1478.81559241823">
            <text:p>1479</text:p>
          </table:table-cell>
          <table:table-cell table:style-name="ce24" office:value-type="float" office:value="1381.59895570602">
            <text:p>1382</text:p>
          </table:table-cell>
          <table:table-cell table:style-name="ce24" office:value-type="float" office:value="1290.77329465169">
            <text:p>1291</text:p>
          </table:table-cell>
          <table:table-cell table:style-name="ce24" office:value-type="float" office:value="1205.91846954211">
            <text:p>1206</text:p>
          </table:table-cell>
          <table:table-cell table:style-name="ce24" office:value-type="float" office:value="1126.64196044992">
            <text:p>1127</text:p>
          </table:table-cell>
          <table:table-cell table:style-name="ce24" office:value-type="float" office:value="1052.5770515219">
            <text:p>1053</text:p>
          </table:table-cell>
          <table:table-cell table:style-name="ce24" office:value-type="float" office:value="983.38113463136">
            <text:p>983</text:p>
          </table:table-cell>
          <table:table-cell table:style-name="ce24" office:value-type="float" office:value="498.197592776">
            <text:p>498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Auftragung mit linearer Regression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/d² / 1/mm²</text:p>
          </table:table-cell>
          <table:table-cell table:style-name="ce21" table:formula="of:=1/[.B8]^2" office:value-type="float" office:value="1.00670014876791">
            <text:p>1,007</text:p>
          </table:table-cell>
          <table:table-cell table:style-name="ce21" table:formula="of:=1/[.C8]^2" office:value-type="float" office:value="0.251675037191978">
            <text:p>0,252</text:p>
          </table:table-cell>
          <table:table-cell table:style-name="ce21" table:formula="of:=1/[.D8]^2" office:value-type="float" office:value="0.111855572085323">
            <text:p>0,112</text:p>
          </table:table-cell>
          <table:table-cell table:style-name="ce21" table:formula="of:=1/[.E8]^2" office:value-type="float" office:value="0.0628136757934938">
            <text:p>0,063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 / s</text:p>
          </table:table-cell>
          <table:table-cell table:style-name="ce25" table:formula="of:=[.B23]" office:value-type="float" office:value="143.6">
            <text:p>143,60</text:p>
          </table:table-cell>
          <table:table-cell table:style-name="ce25" table:formula="of:=[.C23]" office:value-type="float" office:value="37.1">
            <text:p>37,10</text:p>
          </table:table-cell>
          <table:table-cell table:style-name="ce25" table:formula="of:=[.D23]" office:value-type="float" office:value="17.029">
            <text:p>17,03</text:p>
          </table:table-cell>
          <table:table-cell table:style-name="ce25" table:formula="of:=[.E23]" office:value-type="float" office:value="10.07">
            <text:p>10,07</text:p>
          </table:table-cell>
          <table:table-cell table:number-columns-repeated="1019"/>
        </table:table-row>
        <table:table-row table:style-name="ro2">
          <table:table-cell table:number-columns-repeated="12"/>
          <table:table-cell table:style-name="ce32"/>
          <table:table-cell table:number-columns-repeated="1011"/>
        </table:table-row>
        <table:table-row table:style-name="ro2">
          <table:table-cell office:value-type="string">
            <text:p>Diagramm:</text:p>
          </table:table-cell>
          <table:table-cell table:number-columns-repeated="11"/>
          <table:table-cell table:style-name="ce32"/>
          <table:table-cell table:number-columns-repeated="1011"/>
        </table:table-row>
        <table:table-row table:style-name="ro2">
          <table:table-cell>
            <draw:frame table:end-cell-address="Kugelfall.G59" table:end-x="1.848cm" table:end-y="0.095cm" draw:z-index="0" draw:name="Diagramm 1" draw:style-name="gr1" draw:text-style-name="P1" svg:width="13.535cm" svg:height="7.65cm" svg:x="4.706cm" svg:y="0.122cm">
              <draw:object draw:notify-on-update-of-ranges="Kugelfall.B38:Kugelfall.E38 Kugelfall.B39:Kugelfall.E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table:style-name="ce32"/>
          <table:table-cell table:number-columns-repeated="1011"/>
        </table:table-row>
        <table:table-row table:style-name="ro2" table:number-rows-repeated="9">
          <table:table-cell table:number-columns-repeated="12"/>
          <table:table-cell table:style-name="ce32"/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5">
          <table:table-cell table:number-columns-repeated="5"/>
          <table:table-cell table:style-name="ce26"/>
          <table:table-cell table:style-name="ce23"/>
          <table:table-cell table:style-name="ce33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Steigung m [mm<text:span text:style-name="T3">2</text:span><text:span text:style-name="T2"> s]</text:span></text:p>
          </table:table-cell>
          <table:table-cell table:style-name="ce25"/>
          <table:table-cell table:number-columns-repeated="2"/>
          <table:table-cell table:style-name="ce2"/>
          <table:table-cell table:style-name="ce27"/>
          <table:table-cell table:style-name="ce23"/>
          <table:table-cell table:style-name="ce33" table:number-columns-repeated="2"/>
          <table:table-cell table:number-columns-repeated="1015"/>
        </table:table-row>
        <table:table-row table:style-name="ro2">
          <table:table-cell table:style-name="ce3" office:value-type="string">
            <text:p>Viskosität η [mPa s]</text:p>
          </table:table-cell>
          <table:table-cell table:style-name="ce19" table:formula="of:=[.B62]*[.H16]/1000" office:value-type="float" office:value="0">
            <text:p>0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2">
          <table:table-cell table:number-columns-repeated="4"/>
          <table:table-cell table:style-name="ce16"/>
          <table:table-cell/>
          <table:table-cell table:style-name="ce23"/>
          <table:table-cell table:number-columns-repeated="1017"/>
        </table:table-row>
        <table:table-row table:style-name="ro2" table:number-rows-repeated="2">
          <table:table-cell table:number-columns-repeated="4"/>
          <table:table-cell table:style-name="ce16"/>
          <table:table-cell/>
          <table:table-cell table:style-name="ce23"/>
          <table:table-cell table:style-name="ce33" table:number-columns-repeated="2"/>
          <table:table-cell table:number-columns-repeated="1015"/>
        </table:table-row>
        <table:table-row table:style-name="ro2" table:number-rows-repeated="44">
          <table:table-cell table:number-columns-repeated="1024"/>
        </table:table-row>
        <table:table-row table:style-name="ro2">
          <table:table-cell table:number-columns-repeated="5"/>
          <table:table-cell table:style-name="ce2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37"/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12"/>
          <table:table-cell table:style-name="ce37"/>
          <table:table-cell table:number-columns-repeated="1011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solver_cvg" table:base-cell-address="$Kugelfall.$A$1" table:expression="0.0001"/>
          <table:named-expression table:name="solver_drv" table:base-cell-address="$Kugelfall.$A$1" table:expression="1"/>
          <table:named-expression table:name="solver_eng" table:base-cell-address="$Kugelfall.$A$1" table:expression="1"/>
          <table:named-expression table:name="solver_est" table:base-cell-address="$Kugelfall.$A$1" table:expression="1"/>
          <table:named-expression table:name="solver_itr" table:base-cell-address="$Kugelfall.$A$1" table:expression="2147483647"/>
          <table:named-range table:name="solver_lhs1" table:base-cell-address="$Kugelfall.$A$1" table:cell-range-address="$Kugelfall.$E$5"/>
          <table:named-range table:name="solver_lhs2" table:base-cell-address="$Kugelfall.$A$1" table:cell-range-address="$Kugelfall.$F$5"/>
          <table:named-range table:name="solver_lhs3" table:base-cell-address="$Kugelfall.$A$1" table:cell-range-address="$Kugelfall.$F$5"/>
          <table:named-range table:name="solver_lhs4" table:base-cell-address="$Kugelfall.$A$1" table:cell-range-address="$Kugelfall.$E$5"/>
          <table:named-range table:name="solver_lhs5" table:base-cell-address="$Kugelfall.$A$1" table:cell-range-address="$Kugelfall.$G$5"/>
          <table:named-range table:name="solver_lhs6" table:base-cell-address="$Kugelfall.$A$1" table:cell-range-address="$Kugelfall.$G$5"/>
          <table:named-expression table:name="solver_mip" table:base-cell-address="$Kugelfall.$A$1" table:expression="2147483647"/>
          <table:named-expression table:name="solver_mni" table:base-cell-address="$Kugelfall.$A$1" table:expression="30"/>
          <table:named-expression table:name="solver_mrt" table:base-cell-address="$Kugelfall.$A$1" table:expression="0.075"/>
          <table:named-expression table:name="solver_msl" table:base-cell-address="$Kugelfall.$A$1" table:expression="2"/>
          <table:named-expression table:name="solver_neg" table:base-cell-address="$Kugelfall.$A$1" table:expression="1"/>
          <table:named-expression table:name="solver_nod" table:base-cell-address="$Kugelfall.$A$1" table:expression="2147483647"/>
          <table:named-expression table:name="solver_num" table:base-cell-address="$Kugelfall.$A$1" table:expression="0"/>
          <table:named-expression table:name="solver_nwt" table:base-cell-address="$Kugelfall.$A$1" table:expression="1"/>
          <table:named-expression table:name="solver_pre" table:base-cell-address="$Kugelfall.$A$1" table:expression="0.000001"/>
          <table:named-expression table:name="solver_rbv" table:base-cell-address="$Kugelfall.$A$1" table:expression="1"/>
          <table:named-expression table:name="solver_rel1" table:base-cell-address="$Kugelfall.$A$1" table:expression="1"/>
          <table:named-expression table:name="solver_rel2" table:base-cell-address="$Kugelfall.$A$1" table:expression="1"/>
          <table:named-expression table:name="solver_rel3" table:base-cell-address="$Kugelfall.$A$1" table:expression="3"/>
          <table:named-expression table:name="solver_rel4" table:base-cell-address="$Kugelfall.$A$1" table:expression="3"/>
          <table:named-expression table:name="solver_rel5" table:base-cell-address="$Kugelfall.$A$1" table:expression="1"/>
          <table:named-expression table:name="solver_rel6" table:base-cell-address="$Kugelfall.$A$1" table:expression="3"/>
          <table:named-expression table:name="solver_rhs1" table:base-cell-address="$Kugelfall.$A$1" table:expression="10"/>
          <table:named-expression table:name="solver_rhs2" table:base-cell-address="$Kugelfall.$A$1" table:expression="12.3"/>
          <table:named-expression table:name="solver_rhs3" table:base-cell-address="$Kugelfall.$A$1" table:expression="12"/>
          <table:named-expression table:name="solver_rhs4" table:base-cell-address="$Kugelfall.$A$1" table:expression="5"/>
          <table:named-expression table:name="solver_rhs5" table:base-cell-address="$Kugelfall.$A$1" table:expression="0.1"/>
          <table:named-expression table:name="solver_rhs6" table:base-cell-address="$Kugelfall.$A$1" table:expression="0.01"/>
          <table:named-expression table:name="solver_rlx" table:base-cell-address="$Kugelfall.$A$1" table:expression="2"/>
          <table:named-expression table:name="solver_rsd" table:base-cell-address="$Kugelfall.$A$1" table:expression="0"/>
          <table:named-expression table:name="solver_scl" table:base-cell-address="$Kugelfall.$A$1" table:expression="1"/>
          <table:named-expression table:name="solver_sho" table:base-cell-address="$Kugelfall.$A$1" table:expression="2"/>
          <table:named-expression table:name="solver_ssz" table:base-cell-address="$Kugelfall.$A$1" table:expression="100"/>
          <table:named-expression table:name="solver_tim" table:base-cell-address="$Kugelfall.$A$1" table:expression="2147483647"/>
          <table:named-expression table:name="solver_tol" table:base-cell-address="$Kugelfall.$A$1" table:expression="0.01"/>
          <table:named-expression table:name="solver_typ" table:base-cell-address="$Kugelfall.$A$1" table:expression="1"/>
          <table:named-expression table:name="solver_val" table:base-cell-address="$Kugelfall.$A$1" table:expression="0"/>
          <table:named-expression table:name="solver_ver" table:base-cell-address="$Kugelfall.$A$1" table:expression="3"/>
        </table:named-expressions>
      </table:table>
      <table:table table:name="Gauss" table:style-name="ta2" table:print="false">
        <office:forms form:automatic-focus="false" form:apply-design-mode="false"/>
        <table:table-column table:style-name="co4" table:number-columns-repeated="11" table:default-cell-style-name="Excel_20_Built-in_20_Normal"/>
        <table:table-column table:style-name="co5" table:default-cell-style-name="Excel_20_Built-in_20_Normal"/>
        <table:table-column table:style-name="co4" table:number-columns-repeated="1012" table:default-cell-style-name="Excel_20_Built-in_20_Normal"/>
        <table:table-row table:style-name="ro2" table:number-rows-repeated="8">
          <table:table-cell table:number-columns-repeated="1024"/>
        </table:table-row>
        <table:table-row table:style-name="ro2">
          <table:table-cell table:style-name="ce2" office:value-type="string">
            <text:p>Normalverteilung</text:p>
          </table:table-cell>
          <table:table-cell table:number-columns-repeated="5"/>
          <table:table-cell table:style-name="ce23"/>
          <table:table-cell table:style-name="ce33" table:number-columns-repeated="2"/>
          <table:table-cell table:number-columns-repeated="1015"/>
        </table:table-row>
        <table:table-row table:style-name="ro2">
          <table:table-cell/>
          <table:table-cell table:style-name="ce39" office:value-type="string">
            <text:p>30 Messungen</text:p>
          </table:table-cell>
          <table:table-cell table:number-columns-repeated="4"/>
          <table:table-cell table:style-name="ce23"/>
          <table:table-cell table:style-name="ce33" table:number-columns-repeated="2"/>
          <table:table-cell table:number-columns-repeated="1015"/>
        </table:table-row>
        <table:table-row table:style-name="ro2">
          <table:table-cell/>
          <table:table-cell table:number-columns-repeated="3" table:style-name="ce3" office:value-type="string">
            <text:p>t / s</text:p>
          </table:table-cell>
          <table:table-cell table:number-columns-repeated="2"/>
          <table:table-cell table:style-name="ce48" office:value-type="string">
            <text:p>Schritte /s </text:p>
          </table:table-cell>
          <table:table-cell table:style-name="ce3" office:value-type="string">
            <text:p>Klassen / s</text:p>
          </table:table-cell>
          <table:table-cell table:style-name="ce3" office:value-type="string">
            <text:p>Häufigkeiten</text:p>
          </table:table-cell>
          <table:table-cell table:number-columns-repeated="1015"/>
        </table:table-row>
        <table:table-row table:style-name="ro2">
          <table:table-cell/>
          <table:table-cell table:style-name="ce40" office:value-type="float" office:value="36.31">
            <text:p>36,31</text:p>
          </table:table-cell>
          <table:table-cell table:style-name="ce40" office:value-type="float" office:value="36">
            <text:p>36</text:p>
          </table:table-cell>
          <table:table-cell table:style-name="ce45" office:value-type="float" office:value="37.43">
            <text:p>37,43</text:p>
          </table:table-cell>
          <table:table-cell table:number-columns-repeated="2"/>
          <table:table-cell table:style-name="ce49" table:formula="of:=([.C24]-[.C23])/7" office:value-type="float" office:value="0.374285714285714">
            <text:p>0,374</text:p>
          </table:table-cell>
          <table:table-cell table:style-name="ce17" table:formula="of:=[.C23]" office:value-type="float" office:value="34.81">
            <text:p>34,81</text:p>
          </table:table-cell>
          <table:table-cell table:style-name="ce53" table:number-matrix-columns-spanned="1" table:number-matrix-rows-spanned="8" table:formula="of:=FREQUENCY([.B12:.D21];[.H12:.H19])" office:value-type="float" office:value="1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5.93">
            <text:p>35,93</text:p>
          </table:table-cell>
          <table:table-cell table:style-name="ce13" office:value-type="float" office:value="36.37">
            <text:p>36,37</text:p>
          </table:table-cell>
          <table:table-cell table:style-name="ce46" office:value-type="float" office:value="35.93">
            <text:p>35,93</text:p>
          </table:table-cell>
          <table:table-cell table:number-columns-repeated="2"/>
          <table:table-cell table:style-name="ce50"/>
          <table:table-cell table:style-name="ce52" table:formula="of:=[.H12]+[.$G$12]" office:value-type="float" office:value="35.1842857142857">
            <text:p>35,18</text:p>
          </table:table-cell>
          <table:table-cell table:style-name="ce54" office:value-type="float" office:value="0">
            <text:p>0</text:p>
          </table:table-cell>
          <table:table-cell/>
          <table:table-cell office:value-type="string">
            <text:p>Gaussian Verteilung: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36.62">
            <text:p>36,62</text:p>
          </table:table-cell>
          <table:table-cell table:style-name="ce13" office:value-type="float" office:value="36.65">
            <text:p>36,65</text:p>
          </table:table-cell>
          <table:table-cell table:style-name="ce46" office:value-type="float" office:value="36.5">
            <text:p>36,50</text:p>
          </table:table-cell>
          <table:table-cell table:number-columns-repeated="2"/>
          <table:table-cell table:style-name="ce50"/>
          <table:table-cell table:style-name="ce52" table:formula="of:=[.H13]+[.$G$12]" office:value-type="float" office:value="35.5585714285714">
            <text:p>35,56</text:p>
          </table:table-cell>
          <table:table-cell table:style-name="ce5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float" office:value="36">
            <text:p>36</text:p>
          </table:table-cell>
          <table:table-cell table:style-name="ce13" office:value-type="float" office:value="36.31">
            <text:p>36,31</text:p>
          </table:table-cell>
          <table:table-cell table:style-name="ce46" office:value-type="float" office:value="35.75">
            <text:p>35,75</text:p>
          </table:table-cell>
          <table:table-cell table:number-columns-repeated="2"/>
          <table:table-cell table:style-name="ce50"/>
          <table:table-cell table:style-name="ce52" table:formula="of:=[.H14]+[.$G$12]" office:value-type="float" office:value="35.9328571428571">
            <text:p>35,93</text:p>
          </table:table-cell>
          <table:table-cell table:style-name="ce54" office:value-type="float" office:value="12">
            <text:p>1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6.25">
            <text:p>36,25</text:p>
          </table:table-cell>
          <table:table-cell table:style-name="ce13" office:value-type="float" office:value="34.81">
            <text:p>34,81</text:p>
          </table:table-cell>
          <table:table-cell table:style-name="ce46" office:value-type="float" office:value="35.87">
            <text:p>35,87</text:p>
          </table:table-cell>
          <table:table-cell table:number-columns-repeated="2"/>
          <table:table-cell table:style-name="ce50"/>
          <table:table-cell table:style-name="ce52" table:formula="of:=[.H15]+[.$G$12]" office:value-type="float" office:value="36.3071428571428">
            <text:p>36,31</text:p>
          </table:table-cell>
          <table:table-cell table:style-name="ce54" office:value-type="float" office:value="5">
            <text:p>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6">
            <text:p>36</text:p>
          </table:table-cell>
          <table:table-cell table:style-name="ce13" office:value-type="float" office:value="35.9">
            <text:p>35,90</text:p>
          </table:table-cell>
          <table:table-cell table:style-name="ce46" office:value-type="float" office:value="36.21">
            <text:p>36,21</text:p>
          </table:table-cell>
          <table:table-cell table:number-columns-repeated="2"/>
          <table:table-cell table:style-name="ce50"/>
          <table:table-cell table:style-name="ce52" table:formula="of:=[.H16]+[.$G$12]" office:value-type="float" office:value="36.6814285714286">
            <text:p>36,68</text:p>
          </table:table-cell>
          <table:table-cell table:style-name="ce54" office:value-type="float" office:value="11">
            <text:p>1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5.93">
            <text:p>35,93</text:p>
          </table:table-cell>
          <table:table-cell table:style-name="ce13" office:value-type="float" office:value="35.62">
            <text:p>35,62</text:p>
          </table:table-cell>
          <table:table-cell table:style-name="ce46" office:value-type="float" office:value="36.4">
            <text:p>36,40</text:p>
          </table:table-cell>
          <table:table-cell table:number-columns-repeated="2"/>
          <table:table-cell table:style-name="ce50"/>
          <table:table-cell table:style-name="ce52" table:formula="of:=[.H17]+[.$G$12]" office:value-type="float" office:value="37.0557142857143">
            <text:p>37,06</text:p>
          </table:table-cell>
          <table:table-cell table:style-name="ce54" office:value-type="float" office:value="0">
            <text:p>0</text:p>
          </table:table-cell>
          <table:table-cell/>
          <table:table-cell table:style-name="ce55" office:value-type="string">
            <text:p>A</text:p>
          </table:table-cell>
          <table:table-cell table:formula="of:=AA" office:value-type="float" office:value="4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36.4">
            <text:p>36,4</text:p>
          </table:table-cell>
          <table:table-cell table:style-name="ce13" office:value-type="float" office:value="36.31">
            <text:p>36,31</text:p>
          </table:table-cell>
          <table:table-cell table:style-name="ce46" office:value-type="float" office:value="35.79">
            <text:p>35,79</text:p>
          </table:table-cell>
          <table:table-cell table:number-columns-repeated="2"/>
          <table:table-cell table:style-name="ce50"/>
          <table:table-cell table:style-name="ce15" table:formula="of:=[.H18]+[.$G$12]" office:value-type="float" office:value="37.43">
            <text:p>37,43</text:p>
          </table:table-cell>
          <table:table-cell table:style-name="ce22" office:value-type="float" office:value="0">
            <text:p>0</text:p>
          </table:table-cell>
          <table:table-cell/>
          <table:table-cell table:style-name="ce39" office:value-type="string">
            <text:p>x<text:span text:style-name="T4">0</text:span><text:span text:style-name="T2"> / s</text:span></text:p>
          </table:table-cell>
          <table:table-cell table:style-name="ce50" table:formula="of:=xm" office:value-type="float" office:value="36.0796666666667">
            <text:p>36,080</text:p>
          </table:table-cell>
          <table:table-cell table:number-columns-repeated="1012"/>
        </table:table-row>
        <table:table-row table:style-name="ro2">
          <table:table-cell/>
          <table:table-cell table:style-name="ce41" office:value-type="float" office:value="36.4">
            <text:p>36,400</text:p>
          </table:table-cell>
          <table:table-cell table:style-name="ce13" office:value-type="float" office:value="35.65">
            <text:p>35,65</text:p>
          </table:table-cell>
          <table:table-cell table:style-name="ce46" office:value-type="float" office:value="35.62">
            <text:p>35,62</text:p>
          </table:table-cell>
          <table:table-cell table:number-columns-repeated="2"/>
          <table:table-cell table:style-name="ce50"/>
          <table:table-cell table:style-name="ce18" office:value-type="string">
            <text:p>Summe</text:p>
          </table:table-cell>
          <table:table-cell table:style-name="ce23" table:formula="of:=SUM([.I12:.I19])" office:value-type="float" office:value="29">
            <text:p>29</text:p>
          </table:table-cell>
          <table:table-cell/>
          <table:table-cell table:style-name="ce51" office:value-type="string">
            <text:p>σ / s</text:p>
          </table:table-cell>
          <table:table-cell table:style-name="ce56" table:formula="of:=sig" office:value-type="float" office:value="0.469118640485085">
            <text:p>0,4691</text:p>
          </table:table-cell>
          <table:table-cell table:number-columns-repeated="1012"/>
        </table:table-row>
        <table:table-row table:style-name="ro2">
          <table:table-cell/>
          <table:table-cell table:style-name="ce20" office:value-type="float" office:value="35.56">
            <text:p>35,560</text:p>
          </table:table-cell>
          <table:table-cell table:style-name="ce43" office:value-type="float" office:value="35.56">
            <text:p>35,56</text:p>
          </table:table-cell>
          <table:table-cell table:style-name="ce47" office:value-type="float" office:value="36.31">
            <text:p>36,31</text:p>
          </table:table-cell>
          <table:table-cell table:number-columns-repeated="3"/>
          <table:table-cell table:style-name="ce18"/>
          <table:table-cell table:style-name="ce16"/>
          <table:table-cell table:number-columns-repeated="1015"/>
        </table:table-row>
        <table:table-row table:style-name="ro2">
          <table:table-cell/>
          <table:table-cell table:style-name="ce42" table:number-columns-repeated="3"/>
          <table:table-cell table:number-columns-repeated="3"/>
          <table:table-cell table:style-name="ce18"/>
          <table:table-cell table:style-name="ce16"/>
          <table:table-cell table:number-columns-repeated="1015"/>
        </table:table-row>
        <table:table-row table:style-name="ro2">
          <table:table-cell/>
          <table:table-cell table:style-name="ce3" office:value-type="string">
            <text:p>Minimum</text:p>
          </table:table-cell>
          <table:table-cell table:style-name="ce21" table:formula="of:=MIN([.B12:.D21])" office:value-type="float" office:value="34.81">
            <text:p>34,810</text:p>
          </table:table-cell>
          <table:table-cell table:style-name="ce42"/>
          <table:table-cell/>
          <table:table-cell>
            <draw:frame table:end-cell-address="Gauss.K43" table:end-x="1.477cm" table:end-y="0.425cm" draw:z-index="0" draw:name="Diagramm 2" draw:style-name="gr1" draw:text-style-name="P1" svg:width="11.856cm" svg:height="9.178cm" svg:x="0.042cm" svg:y="0.28cm">
              <draw:object draw:notify-on-update-of-ranges="Gauss.H12:Gauss.H27 Gauss.I12:Gauss.I19 Gauss.K53:Gauss.K153 Gauss.M53:Gauss.M15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18"/>
          <table:table-cell table:style-name="ce16"/>
          <table:table-cell table:number-columns-repeated="1015"/>
        </table:table-row>
        <table:table-row table:style-name="ro2">
          <table:table-cell/>
          <table:table-cell table:style-name="ce3" office:value-type="string">
            <text:p>Maximum</text:p>
          </table:table-cell>
          <table:table-cell table:style-name="ce21" table:formula="of:=MAX([.B12:.D21])" office:value-type="float" office:value="37.43">
            <text:p>37,430</text:p>
          </table:table-cell>
          <table:table-cell table:style-name="ce42"/>
          <table:table-cell table:number-columns-repeated="3"/>
          <table:table-cell table:style-name="ce18"/>
          <table:table-cell table:style-name="ce23"/>
          <table:table-cell table:number-columns-repeated="1015"/>
        </table:table-row>
        <table:table-row table:style-name="ro2">
          <table:table-cell/>
          <table:table-cell table:style-name="ce42" table:number-columns-repeated="3"/>
          <table:table-cell table:number-columns-repeated="3"/>
          <table:table-cell table:style-name="ce18"/>
          <table:table-cell table:style-name="ce16"/>
          <table:table-cell table:number-columns-repeated="1015"/>
        </table:table-row>
        <table:table-row table:style-name="ro2">
          <table:table-cell/>
          <table:table-cell table:style-name="ce42" office:value-type="string">
            <text:p>Mittelwert</text:p>
          </table:table-cell>
          <table:table-cell table:style-name="ce42" table:formula="of:=AVERAGE([.B12:.D21])" office:value-type="float" office:value="36.0796666666667">
            <text:p>36,08</text:p>
          </table:table-cell>
          <table:table-cell table:style-name="ce42"/>
          <table:table-cell table:number-columns-repeated="3"/>
          <table:table-cell table:style-name="ce18"/>
          <table:table-cell table:style-name="ce16"/>
          <table:table-cell table:number-columns-repeated="1015"/>
        </table:table-row>
        <table:table-row table:style-name="ro2">
          <table:table-cell/>
          <table:table-cell table:style-name="ce42" office:value-type="string">
            <text:p>Standardabw</text:p>
          </table:table-cell>
          <table:table-cell table:style-name="ce42" table:formula="of:=STDEV([.B12:.D21])" office:value-type="float" office:value="0.469118640485085">
            <text:p>0,47</text:p>
          </table:table-cell>
          <table:table-cell table:style-name="ce42"/>
          <table:table-cell table:number-columns-repeated="3"/>
          <table:table-cell table:style-name="ce18"/>
          <table:table-cell table:style-name="ce16"/>
          <table:table-cell table:number-columns-repeated="1015"/>
        </table:table-row>
        <table:table-row table:style-name="ro2">
          <table:table-cell/>
          <table:table-cell table:style-name="ce42" table:number-columns-repeated="3"/>
          <table:table-cell/>
          <table:table-cell table:style-name="ce44"/>
          <table:table-cell/>
          <table:table-cell table:style-name="ce26"/>
          <table:table-cell table:style-name="ce32"/>
          <table:table-cell table:number-columns-repeated="1015"/>
        </table:table-row>
        <table:table-row table:style-name="ro2" table:number-rows-repeated="2">
          <table:table-cell/>
          <table:table-cell table:style-name="ce42" table:number-columns-repeated="3"/>
          <table:table-cell table:number-columns-repeated="1020"/>
        </table:table-row>
        <table:table-row table:style-name="ro2" table:number-rows-repeated="5">
          <table:table-cell/>
          <table:table-cell table:style-name="ce42" table:number-columns-repeated="4"/>
          <table:table-cell table:style-name="ce44"/>
          <table:table-cell/>
          <table:table-cell table:style-name="ce26"/>
          <table:table-cell table:number-columns-repeated="1016"/>
        </table:table-row>
        <table:table-row table:style-name="ro2">
          <table:table-cell/>
          <table:table-cell table:style-name="ce42" table:number-columns-repeated="4"/>
          <table:table-cell table:number-columns-repeated="3"/>
          <table:table-cell table:style-name="ce32"/>
          <table:table-cell table:number-columns-repeated="1015"/>
        </table:table-row>
        <table:table-row table:style-name="ro2" table:number-rows-repeated="2">
          <table:table-cell/>
          <table:table-cell table:style-name="ce42" table:number-columns-repeated="4"/>
          <table:table-cell table:number-columns-repeated="1019"/>
        </table:table-row>
        <table:table-row table:style-name="ro2" table:number-rows-repeated="2">
          <table:table-cell/>
          <table:table-cell table:style-name="ce42"/>
          <table:table-cell table:number-columns-repeated="2"/>
          <table:table-cell table:style-name="ce42"/>
          <table:table-cell table:number-columns-repeated="1019"/>
        </table:table-row>
        <table:table-row table:style-name="ro2" table:number-rows-repeated="4">
          <table:table-cell/>
          <table:table-cell table:style-name="ce4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33" office:value-type="string">
            <text:p>Parameter</text:p>
          </table:table-cell>
          <table:table-cell table:style-name="ce33"/>
          <table:table-cell office:value-type="string">
            <text:p>A</text:p>
          </table:table-cell>
          <table:table-cell table:style-name="ce39" office:value-type="string">
            <text:p>x<text:span text:style-name="T4">0</text:span><text:span text:style-name="T2"> / s</text:span></text:p>
          </table:table-cell>
          <table:table-cell table:style-name="ce51" office:value-type="string">
            <text:p>σ / 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3" table:number-columns-repeated="2"/>
          <table:table-cell office:value-type="float" office:value="4">
            <text:p>4</text:p>
          </table:table-cell>
          <table:table-cell table:style-name="ce33" table:formula="of:=[.C26]" office:value-type="float" office:value="36.0796666666667">
            <text:p>36,08</text:p>
          </table:table-cell>
          <table:table-cell table:style-name="ce33" table:formula="of:=[.C27]" office:value-type="float" office:value="0.469118640485085">
            <text:p>0,47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x Werte</text:p>
          </table:table-cell>
          <table:table-cell/>
          <table:table-cell office:value-type="string">
            <text:p>Häufigkeiten</text:p>
          </table:table-cell>
          <table:table-cell/>
          <table:table-cell office:value-type="string">
            <text:p>Gauss berechnet</text:p>
          </table:table-cell>
          <table:table-cell/>
          <table:table-cell office:value-type="string">
            <text:p>(Wert - berechnet)²</text:p>
          </table:table-cell>
          <table:table-cell table:number-columns-repeated="2"/>
          <table:table-cell office:value-type="string">
            <text:p>Kurve zeichnen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4" office:value-type="float" office:value="1">
            <text:p>1</text:p>
          </table:table-cell>
          <table:table-cell table:style-name="ce33" table:formula="of:=[.H12]" office:value-type="float" office:value="34.81">
            <text:p>34,81</text:p>
          </table:table-cell>
          <table:table-cell table:style-name="ce32" table:formula="of:=[.I12]" office:value-type="float" office:value="1">
            <text:p>1</text:p>
          </table:table-cell>
          <table:table-cell/>
          <table:table-cell table:formula="of:=_xlfn.norm.dist([$Gauss.H12];xm;sig;0)*AA" office:value-type="float" office:value="0">
            <text:p>#NAME?</text:p>
          </table:table-cell>
          <table:table-cell/>
          <table:table-cell table:formula="of:=([$Gauss.I12]-[.G53])^2" office:value-type="float" office:value="0">
            <text:p>#NAME?</text:p>
          </table:table-cell>
          <table:table-cell/>
          <table:table-cell table:formula="of:=MIN([.$C$53:.$C$68])" office:value-type="float" office:value="1">
            <text:p>1</text:p>
          </table:table-cell>
          <table:table-cell table:formula="of:=MIN([.$D$53:.$D$68])" office:value-type="float" office:value="34.81">
            <text:p>34,81</text:p>
          </table:table-cell>
          <table:table-cell table:formula="of:=_xlfn.norm.dist([.L53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 office:value-type="float" office:value="2">
            <text:p>2</text:p>
          </table:table-cell>
          <table:table-cell table:style-name="ce33" table:formula="of:=[.H13]" office:value-type="float" office:value="35.1842857142857">
            <text:p>35,18</text:p>
          </table:table-cell>
          <table:table-cell table:style-name="ce32" table:formula="of:=[.I13]" office:value-type="float" office:value="0">
            <text:p>0</text:p>
          </table:table-cell>
          <table:table-cell/>
          <table:table-cell table:formula="of:=_xlfn.norm.dist([$Gauss.H13];xm;sig;0)*AA" office:value-type="float" office:value="0">
            <text:p>#NAME?</text:p>
          </table:table-cell>
          <table:table-cell/>
          <table:table-cell table:formula="of:=([$Gauss.I13]-[.G54])^2" office:value-type="float" office:value="0">
            <text:p>#NAME?</text:p>
          </table:table-cell>
          <table:table-cell/>
          <table:table-cell table:formula="of:=[.K53]+(MAX([.$C$53:.$C$68])-MIN([.$C$53:.$C$68]))/100" office:value-type="float" office:value="1.07">
            <text:p>1,07</text:p>
          </table:table-cell>
          <table:table-cell table:formula="of:=[.L53]+(MAX([.$D$53:.$D$68])-MIN([.$D$53:.$D$68]))/100" office:value-type="float" office:value="34.8362">
            <text:p>34,8362</text:p>
          </table:table-cell>
          <table:table-cell table:formula="of:=_xlfn.norm.dist([.L54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 office:value-type="float" office:value="3">
            <text:p>3</text:p>
          </table:table-cell>
          <table:table-cell table:style-name="ce33" table:formula="of:=[.H14]" office:value-type="float" office:value="35.5585714285714">
            <text:p>35,56</text:p>
          </table:table-cell>
          <table:table-cell table:style-name="ce32" table:formula="of:=[.I14]" office:value-type="float" office:value="0">
            <text:p>0</text:p>
          </table:table-cell>
          <table:table-cell/>
          <table:table-cell table:formula="of:=_xlfn.norm.dist([$Gauss.H14];xm;sig;0)*AA" office:value-type="float" office:value="0">
            <text:p>#NAME?</text:p>
          </table:table-cell>
          <table:table-cell/>
          <table:table-cell table:formula="of:=([$Gauss.I14]-[.G55])^2" office:value-type="float" office:value="0">
            <text:p>#NAME?</text:p>
          </table:table-cell>
          <table:table-cell/>
          <table:table-cell table:formula="of:=[.K54]+(MAX([.$C$53:.$C$68])-MIN([.$C$53:.$C$68]))/100" office:value-type="float" office:value="1.14">
            <text:p>1,14</text:p>
          </table:table-cell>
          <table:table-cell table:formula="of:=[.L54]+(MAX([.$D$53:.$D$68])-MIN([.$D$53:.$D$68]))/100" office:value-type="float" office:value="34.8624">
            <text:p>34,8624</text:p>
          </table:table-cell>
          <table:table-cell table:formula="of:=_xlfn.norm.dist([.L55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 office:value-type="float" office:value="4">
            <text:p>4</text:p>
          </table:table-cell>
          <table:table-cell table:style-name="ce33" table:formula="of:=[.H15]" office:value-type="float" office:value="35.9328571428571">
            <text:p>35,93</text:p>
          </table:table-cell>
          <table:table-cell table:style-name="ce32" table:formula="of:=[.I15]" office:value-type="float" office:value="12">
            <text:p>12</text:p>
          </table:table-cell>
          <table:table-cell/>
          <table:table-cell table:formula="of:=_xlfn.norm.dist([$Gauss.H15];xm;sig;0)*AA" office:value-type="float" office:value="0">
            <text:p>#NAME?</text:p>
          </table:table-cell>
          <table:table-cell/>
          <table:table-cell table:formula="of:=([$Gauss.I15]-[.G56])^2" office:value-type="float" office:value="0">
            <text:p>#NAME?</text:p>
          </table:table-cell>
          <table:table-cell/>
          <table:table-cell table:formula="of:=[.K55]+(MAX([.$C$53:.$C$68])-MIN([.$C$53:.$C$68]))/100" office:value-type="float" office:value="1.21">
            <text:p>1,21</text:p>
          </table:table-cell>
          <table:table-cell table:formula="of:=[.L55]+(MAX([.$D$53:.$D$68])-MIN([.$D$53:.$D$68]))/100" office:value-type="float" office:value="34.8886">
            <text:p>34,8886</text:p>
          </table:table-cell>
          <table:table-cell table:formula="of:=_xlfn.norm.dist([.L56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 office:value-type="float" office:value="5">
            <text:p>5</text:p>
          </table:table-cell>
          <table:table-cell table:style-name="ce33" table:formula="of:=[.H16]" office:value-type="float" office:value="36.3071428571428">
            <text:p>36,31</text:p>
          </table:table-cell>
          <table:table-cell table:style-name="ce32" table:formula="of:=[.I16]" office:value-type="float" office:value="5">
            <text:p>5</text:p>
          </table:table-cell>
          <table:table-cell/>
          <table:table-cell table:formula="of:=_xlfn.norm.dist([$Gauss.H16];xm;sig;0)*AA" office:value-type="float" office:value="0">
            <text:p>#NAME?</text:p>
          </table:table-cell>
          <table:table-cell/>
          <table:table-cell table:formula="of:=([$Gauss.I16]-[.G57])^2" office:value-type="float" office:value="0">
            <text:p>#NAME?</text:p>
          </table:table-cell>
          <table:table-cell/>
          <table:table-cell table:formula="of:=[.K56]+(MAX([.$C$53:.$C$68])-MIN([.$C$53:.$C$68]))/100" office:value-type="float" office:value="1.28">
            <text:p>1,28</text:p>
          </table:table-cell>
          <table:table-cell table:formula="of:=[.L56]+(MAX([.$D$53:.$D$68])-MIN([.$D$53:.$D$68]))/100" office:value-type="float" office:value="34.9148">
            <text:p>34,9148</text:p>
          </table:table-cell>
          <table:table-cell table:formula="of:=_xlfn.norm.dist([.L57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 office:value-type="float" office:value="6">
            <text:p>6</text:p>
          </table:table-cell>
          <table:table-cell table:style-name="ce33" table:formula="of:=[.H17]" office:value-type="float" office:value="36.6814285714286">
            <text:p>36,68</text:p>
          </table:table-cell>
          <table:table-cell table:style-name="ce32" table:formula="of:=[.I17]" office:value-type="float" office:value="11">
            <text:p>11</text:p>
          </table:table-cell>
          <table:table-cell/>
          <table:table-cell table:formula="of:=_xlfn.norm.dist([$Gauss.H17];xm;sig;0)*AA" office:value-type="float" office:value="0">
            <text:p>#NAME?</text:p>
          </table:table-cell>
          <table:table-cell/>
          <table:table-cell table:formula="of:=([$Gauss.I17]-[.G58])^2" office:value-type="float" office:value="0">
            <text:p>#NAME?</text:p>
          </table:table-cell>
          <table:table-cell/>
          <table:table-cell table:formula="of:=[.K57]+(MAX([.$C$53:.$C$68])-MIN([.$C$53:.$C$68]))/100" office:value-type="float" office:value="1.35">
            <text:p>1,35</text:p>
          </table:table-cell>
          <table:table-cell table:formula="of:=[.L57]+(MAX([.$D$53:.$D$68])-MIN([.$D$53:.$D$68]))/100" office:value-type="float" office:value="34.941">
            <text:p>34,941</text:p>
          </table:table-cell>
          <table:table-cell table:formula="of:=_xlfn.norm.dist([.L58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 office:value-type="float" office:value="7">
            <text:p>7</text:p>
          </table:table-cell>
          <table:table-cell table:style-name="ce33" table:formula="of:=[.H18]" office:value-type="float" office:value="37.0557142857143">
            <text:p>37,06</text:p>
          </table:table-cell>
          <table:table-cell table:style-name="ce32" table:formula="of:=[.I18]" office:value-type="float" office:value="0">
            <text:p>0</text:p>
          </table:table-cell>
          <table:table-cell/>
          <table:table-cell table:formula="of:=_xlfn.norm.dist([$Gauss.H18];xm;sig;0)*AA" office:value-type="float" office:value="0">
            <text:p>#NAME?</text:p>
          </table:table-cell>
          <table:table-cell/>
          <table:table-cell table:formula="of:=([$Gauss.I18]-[.G59])^2" office:value-type="float" office:value="0">
            <text:p>#NAME?</text:p>
          </table:table-cell>
          <table:table-cell/>
          <table:table-cell table:formula="of:=[.K58]+(MAX([.$C$53:.$C$68])-MIN([.$C$53:.$C$68]))/100" office:value-type="float" office:value="1.42">
            <text:p>1,42</text:p>
          </table:table-cell>
          <table:table-cell table:formula="of:=[.L58]+(MAX([.$D$53:.$D$68])-MIN([.$D$53:.$D$68]))/100" office:value-type="float" office:value="34.9672">
            <text:p>34,9672</text:p>
          </table:table-cell>
          <table:table-cell table:formula="of:=_xlfn.norm.dist([.L59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 office:value-type="float" office:value="8">
            <text:p>8</text:p>
          </table:table-cell>
          <table:table-cell table:style-name="ce33" table:formula="of:=[.H19]" office:value-type="float" office:value="37.43">
            <text:p>37,43</text:p>
          </table:table-cell>
          <table:table-cell table:style-name="ce32" table:formula="of:=[.I19]" office:value-type="float" office:value="0">
            <text:p>0</text:p>
          </table:table-cell>
          <table:table-cell/>
          <table:table-cell table:formula="of:=_xlfn.norm.dist([$Gauss.H19];xm;sig;0)*AA" office:value-type="float" office:value="0">
            <text:p>#NAME?</text:p>
          </table:table-cell>
          <table:table-cell/>
          <table:table-cell table:formula="of:=([$Gauss.I19]-[.G60])^2" office:value-type="float" office:value="0">
            <text:p>#NAME?</text:p>
          </table:table-cell>
          <table:table-cell/>
          <table:table-cell table:formula="of:=[.K59]+(MAX([.$C$53:.$C$68])-MIN([.$C$53:.$C$68]))/100" office:value-type="float" office:value="1.49">
            <text:p>1,49</text:p>
          </table:table-cell>
          <table:table-cell table:formula="of:=[.L59]+(MAX([.$D$53:.$D$68])-MIN([.$D$53:.$D$68]))/100" office:value-type="float" office:value="34.9934">
            <text:p>34,9934</text:p>
          </table:table-cell>
          <table:table-cell table:formula="of:=_xlfn.norm.dist([.L60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/>
          <table:table-cell/>
          <table:table-cell table:style-name="ce32"/>
          <table:table-cell table:number-columns-repeated="3"/>
          <table:table-cell table:formula="of:=SUM([.I53:.I60])" office:value-type="float" office:value="0">
            <text:p>#NAME?</text:p>
          </table:table-cell>
          <table:table-cell/>
          <table:table-cell table:formula="of:=[.K60]+(MAX([.$C$53:.$C$68])-MIN([.$C$53:.$C$68]))/100" office:value-type="float" office:value="1.56">
            <text:p>1,56</text:p>
          </table:table-cell>
          <table:table-cell table:formula="of:=[.L60]+(MAX([.$D$53:.$D$68])-MIN([.$D$53:.$D$68]))/100" office:value-type="float" office:value="35.0196">
            <text:p>35,0196</text:p>
          </table:table-cell>
          <table:table-cell table:formula="of:=_xlfn.norm.dist([.L61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/>
          <table:table-cell/>
          <table:table-cell table:style-name="ce32"/>
          <table:table-cell table:number-columns-repeated="5"/>
          <table:table-cell table:formula="of:=[.K61]+(MAX([.$C$53:.$C$68])-MIN([.$C$53:.$C$68]))/100" office:value-type="float" office:value="1.63">
            <text:p>1,63</text:p>
          </table:table-cell>
          <table:table-cell table:formula="of:=[.L61]+(MAX([.$D$53:.$D$68])-MIN([.$D$53:.$D$68]))/100" office:value-type="float" office:value="35.0458">
            <text:p>35,0458</text:p>
          </table:table-cell>
          <table:table-cell table:formula="of:=_xlfn.norm.dist([.L62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/>
          <table:table-cell/>
          <table:table-cell table:style-name="ce32"/>
          <table:table-cell table:number-columns-repeated="5"/>
          <table:table-cell table:formula="of:=[.K62]+(MAX([.$C$53:.$C$68])-MIN([.$C$53:.$C$68]))/100" office:value-type="float" office:value="1.7">
            <text:p>1,7</text:p>
          </table:table-cell>
          <table:table-cell table:formula="of:=[.L62]+(MAX([.$D$53:.$D$68])-MIN([.$D$53:.$D$68]))/100" office:value-type="float" office:value="35.072">
            <text:p>35,072</text:p>
          </table:table-cell>
          <table:table-cell table:formula="of:=_xlfn.norm.dist([.L63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/>
          <table:table-cell/>
          <table:table-cell table:style-name="ce32"/>
          <table:table-cell table:number-columns-repeated="5"/>
          <table:table-cell table:formula="of:=[.K63]+(MAX([.$C$53:.$C$68])-MIN([.$C$53:.$C$68]))/100" office:value-type="float" office:value="1.77">
            <text:p>1,77</text:p>
          </table:table-cell>
          <table:table-cell table:formula="of:=[.L63]+(MAX([.$D$53:.$D$68])-MIN([.$D$53:.$D$68]))/100" office:value-type="float" office:value="35.0982">
            <text:p>35,0982</text:p>
          </table:table-cell>
          <table:table-cell table:formula="of:=_xlfn.norm.dist([.L64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/>
          <table:table-cell/>
          <table:table-cell table:style-name="ce32"/>
          <table:table-cell table:number-columns-repeated="5"/>
          <table:table-cell table:formula="of:=[.K64]+(MAX([.$C$53:.$C$68])-MIN([.$C$53:.$C$68]))/100" office:value-type="float" office:value="1.84">
            <text:p>1,84</text:p>
          </table:table-cell>
          <table:table-cell table:formula="of:=[.L64]+(MAX([.$D$53:.$D$68])-MIN([.$D$53:.$D$68]))/100" office:value-type="float" office:value="35.1244">
            <text:p>35,1244</text:p>
          </table:table-cell>
          <table:table-cell table:formula="of:=_xlfn.norm.dist([.L65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/>
          <table:table-cell/>
          <table:table-cell table:style-name="ce32"/>
          <table:table-cell table:number-columns-repeated="5"/>
          <table:table-cell table:formula="of:=[.K65]+(MAX([.$C$53:.$C$68])-MIN([.$C$53:.$C$68]))/100" office:value-type="float" office:value="1.91">
            <text:p>1,91</text:p>
          </table:table-cell>
          <table:table-cell table:formula="of:=[.L65]+(MAX([.$D$53:.$D$68])-MIN([.$D$53:.$D$68]))/100" office:value-type="float" office:value="35.1506">
            <text:p>35,1506</text:p>
          </table:table-cell>
          <table:table-cell table:formula="of:=_xlfn.norm.dist([.L66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/>
          <table:table-cell/>
          <table:table-cell table:style-name="ce32"/>
          <table:table-cell table:number-columns-repeated="5"/>
          <table:table-cell table:formula="of:=[.K66]+(MAX([.$C$53:.$C$68])-MIN([.$C$53:.$C$68]))/100" office:value-type="float" office:value="1.98">
            <text:p>1,98</text:p>
          </table:table-cell>
          <table:table-cell table:formula="of:=[.L66]+(MAX([.$D$53:.$D$68])-MIN([.$D$53:.$D$68]))/100" office:value-type="float" office:value="35.1768">
            <text:p>35,1768</text:p>
          </table:table-cell>
          <table:table-cell table:formula="of:=_xlfn.norm.dist([.L67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4"/>
          <table:table-cell/>
          <table:table-cell table:style-name="ce32"/>
          <table:table-cell table:number-columns-repeated="5"/>
          <table:table-cell table:formula="of:=[.K67]+(MAX([.$C$53:.$C$68])-MIN([.$C$53:.$C$68]))/100" office:value-type="float" office:value="2.05">
            <text:p>2,05</text:p>
          </table:table-cell>
          <table:table-cell table:formula="of:=[.L67]+(MAX([.$D$53:.$D$68])-MIN([.$D$53:.$D$68]))/100" office:value-type="float" office:value="35.203">
            <text:p>35,203</text:p>
          </table:table-cell>
          <table:table-cell table:formula="of:=_xlfn.norm.dist([.L68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32"/>
          <table:table-cell table:number-columns-repeated="5"/>
          <table:table-cell table:formula="of:=[.K68]+(MAX([.$C$53:.$C$68])-MIN([.$C$53:.$C$68]))/100" office:value-type="float" office:value="2.12">
            <text:p>2,12</text:p>
          </table:table-cell>
          <table:table-cell table:formula="of:=[.L68]+(MAX([.$D$53:.$D$68])-MIN([.$D$53:.$D$68]))/100" office:value-type="float" office:value="35.2292">
            <text:p>35,2292</text:p>
          </table:table-cell>
          <table:table-cell table:formula="of:=_xlfn.norm.dist([.L69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32"/>
          <table:table-cell table:number-columns-repeated="5"/>
          <table:table-cell table:formula="of:=[.K69]+(MAX([.$C$53:.$C$68])-MIN([.$C$53:.$C$68]))/100" office:value-type="float" office:value="2.19">
            <text:p>2,19</text:p>
          </table:table-cell>
          <table:table-cell table:formula="of:=[.L69]+(MAX([.$D$53:.$D$68])-MIN([.$D$53:.$D$68]))/100" office:value-type="float" office:value="35.2554000000001">
            <text:p>35,2554</text:p>
          </table:table-cell>
          <table:table-cell table:formula="of:=_xlfn.norm.dist([.L70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70]+(MAX([.$C$53:.$C$68])-MIN([.$C$53:.$C$68]))/100" office:value-type="float" office:value="2.26">
            <text:p>2,26</text:p>
          </table:table-cell>
          <table:table-cell table:formula="of:=[.L70]+(MAX([.$D$53:.$D$68])-MIN([.$D$53:.$D$68]))/100" office:value-type="float" office:value="35.2816000000001">
            <text:p>35,2816</text:p>
          </table:table-cell>
          <table:table-cell table:formula="of:=_xlfn.norm.dist([.L71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71]+(MAX([.$C$53:.$C$68])-MIN([.$C$53:.$C$68]))/100" office:value-type="float" office:value="2.33">
            <text:p>2,33</text:p>
          </table:table-cell>
          <table:table-cell table:formula="of:=[.L71]+(MAX([.$D$53:.$D$68])-MIN([.$D$53:.$D$68]))/100" office:value-type="float" office:value="35.3078000000001">
            <text:p>35,3078</text:p>
          </table:table-cell>
          <table:table-cell table:formula="of:=_xlfn.norm.dist([.L72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72]+(MAX([.$C$53:.$C$68])-MIN([.$C$53:.$C$68]))/100" office:value-type="float" office:value="2.4">
            <text:p>2,4</text:p>
          </table:table-cell>
          <table:table-cell table:formula="of:=[.L72]+(MAX([.$D$53:.$D$68])-MIN([.$D$53:.$D$68]))/100" office:value-type="float" office:value="35.3340000000001">
            <text:p>35,334</text:p>
          </table:table-cell>
          <table:table-cell table:formula="of:=_xlfn.norm.dist([.L73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73]+(MAX([.$C$53:.$C$68])-MIN([.$C$53:.$C$68]))/100" office:value-type="float" office:value="2.47">
            <text:p>2,47</text:p>
          </table:table-cell>
          <table:table-cell table:formula="of:=[.L73]+(MAX([.$D$53:.$D$68])-MIN([.$D$53:.$D$68]))/100" office:value-type="float" office:value="35.3602000000001">
            <text:p>35,3602</text:p>
          </table:table-cell>
          <table:table-cell table:formula="of:=_xlfn.norm.dist([.L74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74]+(MAX([.$C$53:.$C$68])-MIN([.$C$53:.$C$68]))/100" office:value-type="float" office:value="2.54">
            <text:p>2,54</text:p>
          </table:table-cell>
          <table:table-cell table:formula="of:=[.L74]+(MAX([.$D$53:.$D$68])-MIN([.$D$53:.$D$68]))/100" office:value-type="float" office:value="35.3864000000001">
            <text:p>35,3864</text:p>
          </table:table-cell>
          <table:table-cell table:formula="of:=_xlfn.norm.dist([.L75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75]+(MAX([.$C$53:.$C$68])-MIN([.$C$53:.$C$68]))/100" office:value-type="float" office:value="2.61">
            <text:p>2,61</text:p>
          </table:table-cell>
          <table:table-cell table:formula="of:=[.L75]+(MAX([.$D$53:.$D$68])-MIN([.$D$53:.$D$68]))/100" office:value-type="float" office:value="35.4126000000001">
            <text:p>35,4126</text:p>
          </table:table-cell>
          <table:table-cell table:formula="of:=_xlfn.norm.dist([.L76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76]+(MAX([.$C$53:.$C$68])-MIN([.$C$53:.$C$68]))/100" office:value-type="float" office:value="2.68">
            <text:p>2,68</text:p>
          </table:table-cell>
          <table:table-cell table:formula="of:=[.L76]+(MAX([.$D$53:.$D$68])-MIN([.$D$53:.$D$68]))/100" office:value-type="float" office:value="35.4388000000001">
            <text:p>35,4388</text:p>
          </table:table-cell>
          <table:table-cell table:formula="of:=_xlfn.norm.dist([.L77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77]+(MAX([.$C$53:.$C$68])-MIN([.$C$53:.$C$68]))/100" office:value-type="float" office:value="2.75">
            <text:p>2,75</text:p>
          </table:table-cell>
          <table:table-cell table:formula="of:=[.L77]+(MAX([.$D$53:.$D$68])-MIN([.$D$53:.$D$68]))/100" office:value-type="float" office:value="35.4650000000001">
            <text:p>35,465</text:p>
          </table:table-cell>
          <table:table-cell table:formula="of:=_xlfn.norm.dist([.L78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78]+(MAX([.$C$53:.$C$68])-MIN([.$C$53:.$C$68]))/100" office:value-type="float" office:value="2.82">
            <text:p>2,82</text:p>
          </table:table-cell>
          <table:table-cell table:formula="of:=[.L78]+(MAX([.$D$53:.$D$68])-MIN([.$D$53:.$D$68]))/100" office:value-type="float" office:value="35.4912000000001">
            <text:p>35,4912</text:p>
          </table:table-cell>
          <table:table-cell table:formula="of:=_xlfn.norm.dist([.L79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79]+(MAX([.$C$53:.$C$68])-MIN([.$C$53:.$C$68]))/100" office:value-type="float" office:value="2.89">
            <text:p>2,89</text:p>
          </table:table-cell>
          <table:table-cell table:formula="of:=[.L79]+(MAX([.$D$53:.$D$68])-MIN([.$D$53:.$D$68]))/100" office:value-type="float" office:value="35.5174000000001">
            <text:p>35,5174</text:p>
          </table:table-cell>
          <table:table-cell table:formula="of:=_xlfn.norm.dist([.L80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80]+(MAX([.$C$53:.$C$68])-MIN([.$C$53:.$C$68]))/100" office:value-type="float" office:value="2.96">
            <text:p>2,96</text:p>
          </table:table-cell>
          <table:table-cell table:formula="of:=[.L80]+(MAX([.$D$53:.$D$68])-MIN([.$D$53:.$D$68]))/100" office:value-type="float" office:value="35.5436000000001">
            <text:p>35,5436</text:p>
          </table:table-cell>
          <table:table-cell table:formula="of:=_xlfn.norm.dist([.L81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81]+(MAX([.$C$53:.$C$68])-MIN([.$C$53:.$C$68]))/100" office:value-type="float" office:value="3.03">
            <text:p>3,03</text:p>
          </table:table-cell>
          <table:table-cell table:formula="of:=[.L81]+(MAX([.$D$53:.$D$68])-MIN([.$D$53:.$D$68]))/100" office:value-type="float" office:value="35.5698000000001">
            <text:p>35,5698</text:p>
          </table:table-cell>
          <table:table-cell table:formula="of:=_xlfn.norm.dist([.L82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82]+(MAX([.$C$53:.$C$68])-MIN([.$C$53:.$C$68]))/100" office:value-type="float" office:value="3.1">
            <text:p>3,1</text:p>
          </table:table-cell>
          <table:table-cell table:formula="of:=[.L82]+(MAX([.$D$53:.$D$68])-MIN([.$D$53:.$D$68]))/100" office:value-type="float" office:value="35.5960000000001">
            <text:p>35,596</text:p>
          </table:table-cell>
          <table:table-cell table:formula="of:=_xlfn.norm.dist([.L83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83]+(MAX([.$C$53:.$C$68])-MIN([.$C$53:.$C$68]))/100" office:value-type="float" office:value="3.17">
            <text:p>3,17</text:p>
          </table:table-cell>
          <table:table-cell table:formula="of:=[.L83]+(MAX([.$D$53:.$D$68])-MIN([.$D$53:.$D$68]))/100" office:value-type="float" office:value="35.6222000000001">
            <text:p>35,6222</text:p>
          </table:table-cell>
          <table:table-cell table:formula="of:=_xlfn.norm.dist([.L84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84]+(MAX([.$C$53:.$C$68])-MIN([.$C$53:.$C$68]))/100" office:value-type="float" office:value="3.24">
            <text:p>3,24</text:p>
          </table:table-cell>
          <table:table-cell table:formula="of:=[.L84]+(MAX([.$D$53:.$D$68])-MIN([.$D$53:.$D$68]))/100" office:value-type="float" office:value="35.6484000000001">
            <text:p>35,6484</text:p>
          </table:table-cell>
          <table:table-cell table:formula="of:=_xlfn.norm.dist([.L85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85]+(MAX([.$C$53:.$C$68])-MIN([.$C$53:.$C$68]))/100" office:value-type="float" office:value="3.31">
            <text:p>3,31</text:p>
          </table:table-cell>
          <table:table-cell table:formula="of:=[.L85]+(MAX([.$D$53:.$D$68])-MIN([.$D$53:.$D$68]))/100" office:value-type="float" office:value="35.6746000000001">
            <text:p>35,6746</text:p>
          </table:table-cell>
          <table:table-cell table:formula="of:=_xlfn.norm.dist([.L86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86]+(MAX([.$C$53:.$C$68])-MIN([.$C$53:.$C$68]))/100" office:value-type="float" office:value="3.38">
            <text:p>3,38</text:p>
          </table:table-cell>
          <table:table-cell table:formula="of:=[.L86]+(MAX([.$D$53:.$D$68])-MIN([.$D$53:.$D$68]))/100" office:value-type="float" office:value="35.7008000000001">
            <text:p>35,7008</text:p>
          </table:table-cell>
          <table:table-cell table:formula="of:=_xlfn.norm.dist([.L87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87]+(MAX([.$C$53:.$C$68])-MIN([.$C$53:.$C$68]))/100" office:value-type="float" office:value="3.45">
            <text:p>3,45</text:p>
          </table:table-cell>
          <table:table-cell table:formula="of:=[.L87]+(MAX([.$D$53:.$D$68])-MIN([.$D$53:.$D$68]))/100" office:value-type="float" office:value="35.7270000000001">
            <text:p>35,727</text:p>
          </table:table-cell>
          <table:table-cell table:formula="of:=_xlfn.norm.dist([.L88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88]+(MAX([.$C$53:.$C$68])-MIN([.$C$53:.$C$68]))/100" office:value-type="float" office:value="3.52">
            <text:p>3,52</text:p>
          </table:table-cell>
          <table:table-cell table:formula="of:=[.L88]+(MAX([.$D$53:.$D$68])-MIN([.$D$53:.$D$68]))/100" office:value-type="float" office:value="35.7532000000001">
            <text:p>35,7532</text:p>
          </table:table-cell>
          <table:table-cell table:formula="of:=_xlfn.norm.dist([.L89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89]+(MAX([.$C$53:.$C$68])-MIN([.$C$53:.$C$68]))/100" office:value-type="float" office:value="3.59">
            <text:p>3,59</text:p>
          </table:table-cell>
          <table:table-cell table:formula="of:=[.L89]+(MAX([.$D$53:.$D$68])-MIN([.$D$53:.$D$68]))/100" office:value-type="float" office:value="35.7794000000001">
            <text:p>35,7794</text:p>
          </table:table-cell>
          <table:table-cell table:formula="of:=_xlfn.norm.dist([.L90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90]+(MAX([.$C$53:.$C$68])-MIN([.$C$53:.$C$68]))/100" office:value-type="float" office:value="3.66">
            <text:p>3,66</text:p>
          </table:table-cell>
          <table:table-cell table:formula="of:=[.L90]+(MAX([.$D$53:.$D$68])-MIN([.$D$53:.$D$68]))/100" office:value-type="float" office:value="35.8056000000001">
            <text:p>35,8056</text:p>
          </table:table-cell>
          <table:table-cell table:formula="of:=_xlfn.norm.dist([.L91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91]+(MAX([.$C$53:.$C$68])-MIN([.$C$53:.$C$68]))/100" office:value-type="float" office:value="3.73">
            <text:p>3,73</text:p>
          </table:table-cell>
          <table:table-cell table:formula="of:=[.L91]+(MAX([.$D$53:.$D$68])-MIN([.$D$53:.$D$68]))/100" office:value-type="float" office:value="35.8318000000001">
            <text:p>35,8318</text:p>
          </table:table-cell>
          <table:table-cell table:formula="of:=_xlfn.norm.dist([.L92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92]+(MAX([.$C$53:.$C$68])-MIN([.$C$53:.$C$68]))/100" office:value-type="float" office:value="3.8">
            <text:p>3,8</text:p>
          </table:table-cell>
          <table:table-cell table:formula="of:=[.L92]+(MAX([.$D$53:.$D$68])-MIN([.$D$53:.$D$68]))/100" office:value-type="float" office:value="35.8580000000001">
            <text:p>35,858</text:p>
          </table:table-cell>
          <table:table-cell table:formula="of:=_xlfn.norm.dist([.L93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93]+(MAX([.$C$53:.$C$68])-MIN([.$C$53:.$C$68]))/100" office:value-type="float" office:value="3.87">
            <text:p>3,87</text:p>
          </table:table-cell>
          <table:table-cell table:formula="of:=[.L93]+(MAX([.$D$53:.$D$68])-MIN([.$D$53:.$D$68]))/100" office:value-type="float" office:value="35.8842000000001">
            <text:p>35,8842</text:p>
          </table:table-cell>
          <table:table-cell table:formula="of:=_xlfn.norm.dist([.L94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94]+(MAX([.$C$53:.$C$68])-MIN([.$C$53:.$C$68]))/100" office:value-type="float" office:value="3.94">
            <text:p>3,94</text:p>
          </table:table-cell>
          <table:table-cell table:formula="of:=[.L94]+(MAX([.$D$53:.$D$68])-MIN([.$D$53:.$D$68]))/100" office:value-type="float" office:value="35.9104000000001">
            <text:p>35,9104</text:p>
          </table:table-cell>
          <table:table-cell table:formula="of:=_xlfn.norm.dist([.L95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95]+(MAX([.$C$53:.$C$68])-MIN([.$C$53:.$C$68]))/100" office:value-type="float" office:value="4.01">
            <text:p>4,01</text:p>
          </table:table-cell>
          <table:table-cell table:formula="of:=[.L95]+(MAX([.$D$53:.$D$68])-MIN([.$D$53:.$D$68]))/100" office:value-type="float" office:value="35.9366000000001">
            <text:p>35,9366</text:p>
          </table:table-cell>
          <table:table-cell table:formula="of:=_xlfn.norm.dist([.L96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96]+(MAX([.$C$53:.$C$68])-MIN([.$C$53:.$C$68]))/100" office:value-type="float" office:value="4.08">
            <text:p>4,08</text:p>
          </table:table-cell>
          <table:table-cell table:formula="of:=[.L96]+(MAX([.$D$53:.$D$68])-MIN([.$D$53:.$D$68]))/100" office:value-type="float" office:value="35.9628000000001">
            <text:p>35,9628</text:p>
          </table:table-cell>
          <table:table-cell table:formula="of:=_xlfn.norm.dist([.L97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97]+(MAX([.$C$53:.$C$68])-MIN([.$C$53:.$C$68]))/100" office:value-type="float" office:value="4.15">
            <text:p>4,15</text:p>
          </table:table-cell>
          <table:table-cell table:formula="of:=[.L97]+(MAX([.$D$53:.$D$68])-MIN([.$D$53:.$D$68]))/100" office:value-type="float" office:value="35.9890000000001">
            <text:p>35,989</text:p>
          </table:table-cell>
          <table:table-cell table:formula="of:=_xlfn.norm.dist([.L98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98]+(MAX([.$C$53:.$C$68])-MIN([.$C$53:.$C$68]))/100" office:value-type="float" office:value="4.22">
            <text:p>4,22</text:p>
          </table:table-cell>
          <table:table-cell table:formula="of:=[.L98]+(MAX([.$D$53:.$D$68])-MIN([.$D$53:.$D$68]))/100" office:value-type="float" office:value="36.0152000000001">
            <text:p>36,0152</text:p>
          </table:table-cell>
          <table:table-cell table:formula="of:=_xlfn.norm.dist([.L99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99]+(MAX([.$C$53:.$C$68])-MIN([.$C$53:.$C$68]))/100" office:value-type="float" office:value="4.29">
            <text:p>4,29</text:p>
          </table:table-cell>
          <table:table-cell table:formula="of:=[.L99]+(MAX([.$D$53:.$D$68])-MIN([.$D$53:.$D$68]))/100" office:value-type="float" office:value="36.0414000000001">
            <text:p>36,0414</text:p>
          </table:table-cell>
          <table:table-cell table:formula="of:=_xlfn.norm.dist([.L100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00]+(MAX([.$C$53:.$C$68])-MIN([.$C$53:.$C$68]))/100" office:value-type="float" office:value="4.36">
            <text:p>4,36</text:p>
          </table:table-cell>
          <table:table-cell table:formula="of:=[.L100]+(MAX([.$D$53:.$D$68])-MIN([.$D$53:.$D$68]))/100" office:value-type="float" office:value="36.0676000000001">
            <text:p>36,0676</text:p>
          </table:table-cell>
          <table:table-cell table:formula="of:=_xlfn.norm.dist([.L101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01]+(MAX([.$C$53:.$C$68])-MIN([.$C$53:.$C$68]))/100" office:value-type="float" office:value="4.43">
            <text:p>4,43</text:p>
          </table:table-cell>
          <table:table-cell table:formula="of:=[.L101]+(MAX([.$D$53:.$D$68])-MIN([.$D$53:.$D$68]))/100" office:value-type="float" office:value="36.0938000000001">
            <text:p>36,0938</text:p>
          </table:table-cell>
          <table:table-cell table:formula="of:=_xlfn.norm.dist([.L102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02]+(MAX([.$C$53:.$C$68])-MIN([.$C$53:.$C$68]))/100" office:value-type="float" office:value="4.5">
            <text:p>4,5</text:p>
          </table:table-cell>
          <table:table-cell table:formula="of:=[.L102]+(MAX([.$D$53:.$D$68])-MIN([.$D$53:.$D$68]))/100" office:value-type="float" office:value="36.1200000000001">
            <text:p>36,12</text:p>
          </table:table-cell>
          <table:table-cell table:formula="of:=_xlfn.norm.dist([.L103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03]+(MAX([.$C$53:.$C$68])-MIN([.$C$53:.$C$68]))/100" office:value-type="float" office:value="4.57">
            <text:p>4,57</text:p>
          </table:table-cell>
          <table:table-cell table:formula="of:=[.L103]+(MAX([.$D$53:.$D$68])-MIN([.$D$53:.$D$68]))/100" office:value-type="float" office:value="36.1462000000001">
            <text:p>36,1462</text:p>
          </table:table-cell>
          <table:table-cell table:formula="of:=_xlfn.norm.dist([.L104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04]+(MAX([.$C$53:.$C$68])-MIN([.$C$53:.$C$68]))/100" office:value-type="float" office:value="4.64">
            <text:p>4,64</text:p>
          </table:table-cell>
          <table:table-cell table:formula="of:=[.L104]+(MAX([.$D$53:.$D$68])-MIN([.$D$53:.$D$68]))/100" office:value-type="float" office:value="36.1724000000002">
            <text:p>36,1724</text:p>
          </table:table-cell>
          <table:table-cell table:formula="of:=_xlfn.norm.dist([.L105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05]+(MAX([.$C$53:.$C$68])-MIN([.$C$53:.$C$68]))/100" office:value-type="float" office:value="4.71">
            <text:p>4,71</text:p>
          </table:table-cell>
          <table:table-cell table:formula="of:=[.L105]+(MAX([.$D$53:.$D$68])-MIN([.$D$53:.$D$68]))/100" office:value-type="float" office:value="36.1986000000002">
            <text:p>36,1986</text:p>
          </table:table-cell>
          <table:table-cell table:formula="of:=_xlfn.norm.dist([.L106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06]+(MAX([.$C$53:.$C$68])-MIN([.$C$53:.$C$68]))/100" office:value-type="float" office:value="4.78">
            <text:p>4,78</text:p>
          </table:table-cell>
          <table:table-cell table:formula="of:=[.L106]+(MAX([.$D$53:.$D$68])-MIN([.$D$53:.$D$68]))/100" office:value-type="float" office:value="36.2248000000002">
            <text:p>36,2248</text:p>
          </table:table-cell>
          <table:table-cell table:formula="of:=_xlfn.norm.dist([.L107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07]+(MAX([.$C$53:.$C$68])-MIN([.$C$53:.$C$68]))/100" office:value-type="float" office:value="4.85">
            <text:p>4,85</text:p>
          </table:table-cell>
          <table:table-cell table:formula="of:=[.L107]+(MAX([.$D$53:.$D$68])-MIN([.$D$53:.$D$68]))/100" office:value-type="float" office:value="36.2510000000002">
            <text:p>36,251</text:p>
          </table:table-cell>
          <table:table-cell table:formula="of:=_xlfn.norm.dist([.L108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08]+(MAX([.$C$53:.$C$68])-MIN([.$C$53:.$C$68]))/100" office:value-type="float" office:value="4.92">
            <text:p>4,92</text:p>
          </table:table-cell>
          <table:table-cell table:formula="of:=[.L108]+(MAX([.$D$53:.$D$68])-MIN([.$D$53:.$D$68]))/100" office:value-type="float" office:value="36.2772000000002">
            <text:p>36,2772</text:p>
          </table:table-cell>
          <table:table-cell table:formula="of:=_xlfn.norm.dist([.L109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09]+(MAX([.$C$53:.$C$68])-MIN([.$C$53:.$C$68]))/100" office:value-type="float" office:value="4.99">
            <text:p>4,99</text:p>
          </table:table-cell>
          <table:table-cell table:formula="of:=[.L109]+(MAX([.$D$53:.$D$68])-MIN([.$D$53:.$D$68]))/100" office:value-type="float" office:value="36.3034000000002">
            <text:p>36,3034</text:p>
          </table:table-cell>
          <table:table-cell table:formula="of:=_xlfn.norm.dist([.L110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10]+(MAX([.$C$53:.$C$68])-MIN([.$C$53:.$C$68]))/100" office:value-type="float" office:value="5.06">
            <text:p>5,06</text:p>
          </table:table-cell>
          <table:table-cell table:formula="of:=[.L110]+(MAX([.$D$53:.$D$68])-MIN([.$D$53:.$D$68]))/100" office:value-type="float" office:value="36.3296000000002">
            <text:p>36,3296</text:p>
          </table:table-cell>
          <table:table-cell table:formula="of:=_xlfn.norm.dist([.L111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11]+(MAX([.$C$53:.$C$68])-MIN([.$C$53:.$C$68]))/100" office:value-type="float" office:value="5.13">
            <text:p>5,13</text:p>
          </table:table-cell>
          <table:table-cell table:formula="of:=[.L111]+(MAX([.$D$53:.$D$68])-MIN([.$D$53:.$D$68]))/100" office:value-type="float" office:value="36.3558000000002">
            <text:p>36,3558</text:p>
          </table:table-cell>
          <table:table-cell table:formula="of:=_xlfn.norm.dist([.L112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12]+(MAX([.$C$53:.$C$68])-MIN([.$C$53:.$C$68]))/100" office:value-type="float" office:value="5.2">
            <text:p>5,2</text:p>
          </table:table-cell>
          <table:table-cell table:formula="of:=[.L112]+(MAX([.$D$53:.$D$68])-MIN([.$D$53:.$D$68]))/100" office:value-type="float" office:value="36.3820000000002">
            <text:p>36,382</text:p>
          </table:table-cell>
          <table:table-cell table:formula="of:=_xlfn.norm.dist([.L113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13]+(MAX([.$C$53:.$C$68])-MIN([.$C$53:.$C$68]))/100" office:value-type="float" office:value="5.27">
            <text:p>5,27</text:p>
          </table:table-cell>
          <table:table-cell table:formula="of:=[.L113]+(MAX([.$D$53:.$D$68])-MIN([.$D$53:.$D$68]))/100" office:value-type="float" office:value="36.4082000000002">
            <text:p>36,4082</text:p>
          </table:table-cell>
          <table:table-cell table:formula="of:=_xlfn.norm.dist([.L114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14]+(MAX([.$C$53:.$C$68])-MIN([.$C$53:.$C$68]))/100" office:value-type="float" office:value="5.34">
            <text:p>5,34</text:p>
          </table:table-cell>
          <table:table-cell table:formula="of:=[.L114]+(MAX([.$D$53:.$D$68])-MIN([.$D$53:.$D$68]))/100" office:value-type="float" office:value="36.4344000000002">
            <text:p>36,4344</text:p>
          </table:table-cell>
          <table:table-cell table:formula="of:=_xlfn.norm.dist([.L115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15]+(MAX([.$C$53:.$C$68])-MIN([.$C$53:.$C$68]))/100" office:value-type="float" office:value="5.41">
            <text:p>5,41</text:p>
          </table:table-cell>
          <table:table-cell table:formula="of:=[.L115]+(MAX([.$D$53:.$D$68])-MIN([.$D$53:.$D$68]))/100" office:value-type="float" office:value="36.4606000000002">
            <text:p>36,4606</text:p>
          </table:table-cell>
          <table:table-cell table:formula="of:=_xlfn.norm.dist([.L116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16]+(MAX([.$C$53:.$C$68])-MIN([.$C$53:.$C$68]))/100" office:value-type="float" office:value="5.48">
            <text:p>5,48</text:p>
          </table:table-cell>
          <table:table-cell table:formula="of:=[.L116]+(MAX([.$D$53:.$D$68])-MIN([.$D$53:.$D$68]))/100" office:value-type="float" office:value="36.4868000000002">
            <text:p>36,4868</text:p>
          </table:table-cell>
          <table:table-cell table:formula="of:=_xlfn.norm.dist([.L117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17]+(MAX([.$C$53:.$C$68])-MIN([.$C$53:.$C$68]))/100" office:value-type="float" office:value="5.55">
            <text:p>5,55</text:p>
          </table:table-cell>
          <table:table-cell table:formula="of:=[.L117]+(MAX([.$D$53:.$D$68])-MIN([.$D$53:.$D$68]))/100" office:value-type="float" office:value="36.5130000000002">
            <text:p>36,513</text:p>
          </table:table-cell>
          <table:table-cell table:formula="of:=_xlfn.norm.dist([.L118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18]+(MAX([.$C$53:.$C$68])-MIN([.$C$53:.$C$68]))/100" office:value-type="float" office:value="5.62">
            <text:p>5,62</text:p>
          </table:table-cell>
          <table:table-cell table:formula="of:=[.L118]+(MAX([.$D$53:.$D$68])-MIN([.$D$53:.$D$68]))/100" office:value-type="float" office:value="36.5392000000002">
            <text:p>36,5392</text:p>
          </table:table-cell>
          <table:table-cell table:formula="of:=_xlfn.norm.dist([.L119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19]+(MAX([.$C$53:.$C$68])-MIN([.$C$53:.$C$68]))/100" office:value-type="float" office:value="5.69">
            <text:p>5,69</text:p>
          </table:table-cell>
          <table:table-cell table:formula="of:=[.L119]+(MAX([.$D$53:.$D$68])-MIN([.$D$53:.$D$68]))/100" office:value-type="float" office:value="36.5654000000002">
            <text:p>36,5654</text:p>
          </table:table-cell>
          <table:table-cell table:formula="of:=_xlfn.norm.dist([.L120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20]+(MAX([.$C$53:.$C$68])-MIN([.$C$53:.$C$68]))/100" office:value-type="float" office:value="5.76">
            <text:p>5,76</text:p>
          </table:table-cell>
          <table:table-cell table:formula="of:=[.L120]+(MAX([.$D$53:.$D$68])-MIN([.$D$53:.$D$68]))/100" office:value-type="float" office:value="36.5916000000002">
            <text:p>36,5916</text:p>
          </table:table-cell>
          <table:table-cell table:formula="of:=_xlfn.norm.dist([.L121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21]+(MAX([.$C$53:.$C$68])-MIN([.$C$53:.$C$68]))/100" office:value-type="float" office:value="5.83">
            <text:p>5,83</text:p>
          </table:table-cell>
          <table:table-cell table:formula="of:=[.L121]+(MAX([.$D$53:.$D$68])-MIN([.$D$53:.$D$68]))/100" office:value-type="float" office:value="36.6178000000002">
            <text:p>36,6178</text:p>
          </table:table-cell>
          <table:table-cell table:formula="of:=_xlfn.norm.dist([.L122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22]+(MAX([.$C$53:.$C$68])-MIN([.$C$53:.$C$68]))/100" office:value-type="float" office:value="5.9">
            <text:p>5,9</text:p>
          </table:table-cell>
          <table:table-cell table:formula="of:=[.L122]+(MAX([.$D$53:.$D$68])-MIN([.$D$53:.$D$68]))/100" office:value-type="float" office:value="36.6440000000002">
            <text:p>36,644</text:p>
          </table:table-cell>
          <table:table-cell table:formula="of:=_xlfn.norm.dist([.L123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23]+(MAX([.$C$53:.$C$68])-MIN([.$C$53:.$C$68]))/100" office:value-type="float" office:value="5.97">
            <text:p>5,97</text:p>
          </table:table-cell>
          <table:table-cell table:formula="of:=[.L123]+(MAX([.$D$53:.$D$68])-MIN([.$D$53:.$D$68]))/100" office:value-type="float" office:value="36.6702000000002">
            <text:p>36,6702</text:p>
          </table:table-cell>
          <table:table-cell table:formula="of:=_xlfn.norm.dist([.L124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24]+(MAX([.$C$53:.$C$68])-MIN([.$C$53:.$C$68]))/100" office:value-type="float" office:value="6.04">
            <text:p>6,04</text:p>
          </table:table-cell>
          <table:table-cell table:formula="of:=[.L124]+(MAX([.$D$53:.$D$68])-MIN([.$D$53:.$D$68]))/100" office:value-type="float" office:value="36.6964000000002">
            <text:p>36,6964</text:p>
          </table:table-cell>
          <table:table-cell table:formula="of:=_xlfn.norm.dist([.L125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25]+(MAX([.$C$53:.$C$68])-MIN([.$C$53:.$C$68]))/100" office:value-type="float" office:value="6.11000000000001">
            <text:p>6,11</text:p>
          </table:table-cell>
          <table:table-cell table:formula="of:=[.L125]+(MAX([.$D$53:.$D$68])-MIN([.$D$53:.$D$68]))/100" office:value-type="float" office:value="36.7226000000002">
            <text:p>36,7226</text:p>
          </table:table-cell>
          <table:table-cell table:formula="of:=_xlfn.norm.dist([.L126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26]+(MAX([.$C$53:.$C$68])-MIN([.$C$53:.$C$68]))/100" office:value-type="float" office:value="6.18000000000001">
            <text:p>6,18</text:p>
          </table:table-cell>
          <table:table-cell table:formula="of:=[.L126]+(MAX([.$D$53:.$D$68])-MIN([.$D$53:.$D$68]))/100" office:value-type="float" office:value="36.7488000000002">
            <text:p>36,7488</text:p>
          </table:table-cell>
          <table:table-cell table:formula="of:=_xlfn.norm.dist([.L127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27]+(MAX([.$C$53:.$C$68])-MIN([.$C$53:.$C$68]))/100" office:value-type="float" office:value="6.25000000000001">
            <text:p>6,25</text:p>
          </table:table-cell>
          <table:table-cell table:formula="of:=[.L127]+(MAX([.$D$53:.$D$68])-MIN([.$D$53:.$D$68]))/100" office:value-type="float" office:value="36.7750000000002">
            <text:p>36,775</text:p>
          </table:table-cell>
          <table:table-cell table:formula="of:=_xlfn.norm.dist([.L128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28]+(MAX([.$C$53:.$C$68])-MIN([.$C$53:.$C$68]))/100" office:value-type="float" office:value="6.32000000000001">
            <text:p>6,32</text:p>
          </table:table-cell>
          <table:table-cell table:formula="of:=[.L128]+(MAX([.$D$53:.$D$68])-MIN([.$D$53:.$D$68]))/100" office:value-type="float" office:value="36.8012000000002">
            <text:p>36,8012</text:p>
          </table:table-cell>
          <table:table-cell table:formula="of:=_xlfn.norm.dist([.L129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29]+(MAX([.$C$53:.$C$68])-MIN([.$C$53:.$C$68]))/100" office:value-type="float" office:value="6.39000000000001">
            <text:p>6,39</text:p>
          </table:table-cell>
          <table:table-cell table:formula="of:=[.L129]+(MAX([.$D$53:.$D$68])-MIN([.$D$53:.$D$68]))/100" office:value-type="float" office:value="36.8274000000002">
            <text:p>36,8274</text:p>
          </table:table-cell>
          <table:table-cell table:formula="of:=_xlfn.norm.dist([.L130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30]+(MAX([.$C$53:.$C$68])-MIN([.$C$53:.$C$68]))/100" office:value-type="float" office:value="6.46000000000001">
            <text:p>6,46</text:p>
          </table:table-cell>
          <table:table-cell table:formula="of:=[.L130]+(MAX([.$D$53:.$D$68])-MIN([.$D$53:.$D$68]))/100" office:value-type="float" office:value="36.8536000000002">
            <text:p>36,8536</text:p>
          </table:table-cell>
          <table:table-cell table:formula="of:=_xlfn.norm.dist([.L131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31]+(MAX([.$C$53:.$C$68])-MIN([.$C$53:.$C$68]))/100" office:value-type="float" office:value="6.53000000000001">
            <text:p>6,53</text:p>
          </table:table-cell>
          <table:table-cell table:formula="of:=[.L131]+(MAX([.$D$53:.$D$68])-MIN([.$D$53:.$D$68]))/100" office:value-type="float" office:value="36.8798000000002">
            <text:p>36,8798</text:p>
          </table:table-cell>
          <table:table-cell table:formula="of:=_xlfn.norm.dist([.L132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32]+(MAX([.$C$53:.$C$68])-MIN([.$C$53:.$C$68]))/100" office:value-type="float" office:value="6.60000000000001">
            <text:p>6,6</text:p>
          </table:table-cell>
          <table:table-cell table:formula="of:=[.L132]+(MAX([.$D$53:.$D$68])-MIN([.$D$53:.$D$68]))/100" office:value-type="float" office:value="36.9060000000002">
            <text:p>36,906</text:p>
          </table:table-cell>
          <table:table-cell table:formula="of:=_xlfn.norm.dist([.L133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33]+(MAX([.$C$53:.$C$68])-MIN([.$C$53:.$C$68]))/100" office:value-type="float" office:value="6.67000000000001">
            <text:p>6,67</text:p>
          </table:table-cell>
          <table:table-cell table:formula="of:=[.L133]+(MAX([.$D$53:.$D$68])-MIN([.$D$53:.$D$68]))/100" office:value-type="float" office:value="36.9322000000002">
            <text:p>36,9322</text:p>
          </table:table-cell>
          <table:table-cell table:formula="of:=_xlfn.norm.dist([.L134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34]+(MAX([.$C$53:.$C$68])-MIN([.$C$53:.$C$68]))/100" office:value-type="float" office:value="6.74000000000001">
            <text:p>6,74</text:p>
          </table:table-cell>
          <table:table-cell table:formula="of:=[.L134]+(MAX([.$D$53:.$D$68])-MIN([.$D$53:.$D$68]))/100" office:value-type="float" office:value="36.9584000000002">
            <text:p>36,9584</text:p>
          </table:table-cell>
          <table:table-cell table:formula="of:=_xlfn.norm.dist([.L135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35]+(MAX([.$C$53:.$C$68])-MIN([.$C$53:.$C$68]))/100" office:value-type="float" office:value="6.81000000000001">
            <text:p>6,81</text:p>
          </table:table-cell>
          <table:table-cell table:formula="of:=[.L135]+(MAX([.$D$53:.$D$68])-MIN([.$D$53:.$D$68]))/100" office:value-type="float" office:value="36.9846000000002">
            <text:p>36,9846</text:p>
          </table:table-cell>
          <table:table-cell table:formula="of:=_xlfn.norm.dist([.L136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36]+(MAX([.$C$53:.$C$68])-MIN([.$C$53:.$C$68]))/100" office:value-type="float" office:value="6.88000000000001">
            <text:p>6,88</text:p>
          </table:table-cell>
          <table:table-cell table:formula="of:=[.L136]+(MAX([.$D$53:.$D$68])-MIN([.$D$53:.$D$68]))/100" office:value-type="float" office:value="37.0108000000002">
            <text:p>37,0108</text:p>
          </table:table-cell>
          <table:table-cell table:formula="of:=_xlfn.norm.dist([.L137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37]+(MAX([.$C$53:.$C$68])-MIN([.$C$53:.$C$68]))/100" office:value-type="float" office:value="6.95000000000001">
            <text:p>6,95</text:p>
          </table:table-cell>
          <table:table-cell table:formula="of:=[.L137]+(MAX([.$D$53:.$D$68])-MIN([.$D$53:.$D$68]))/100" office:value-type="float" office:value="37.0370000000002">
            <text:p>37,037</text:p>
          </table:table-cell>
          <table:table-cell table:formula="of:=_xlfn.norm.dist([.L138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38]+(MAX([.$C$53:.$C$68])-MIN([.$C$53:.$C$68]))/100" office:value-type="float" office:value="7.02000000000001">
            <text:p>7,02</text:p>
          </table:table-cell>
          <table:table-cell table:formula="of:=[.L138]+(MAX([.$D$53:.$D$68])-MIN([.$D$53:.$D$68]))/100" office:value-type="float" office:value="37.0632000000003">
            <text:p>37,0632</text:p>
          </table:table-cell>
          <table:table-cell table:formula="of:=_xlfn.norm.dist([.L139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39]+(MAX([.$C$53:.$C$68])-MIN([.$C$53:.$C$68]))/100" office:value-type="float" office:value="7.09000000000001">
            <text:p>7,09</text:p>
          </table:table-cell>
          <table:table-cell table:formula="of:=[.L139]+(MAX([.$D$53:.$D$68])-MIN([.$D$53:.$D$68]))/100" office:value-type="float" office:value="37.0894000000003">
            <text:p>37,0894</text:p>
          </table:table-cell>
          <table:table-cell table:formula="of:=_xlfn.norm.dist([.L140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40]+(MAX([.$C$53:.$C$68])-MIN([.$C$53:.$C$68]))/100" office:value-type="float" office:value="7.16000000000001">
            <text:p>7,16</text:p>
          </table:table-cell>
          <table:table-cell table:formula="of:=[.L140]+(MAX([.$D$53:.$D$68])-MIN([.$D$53:.$D$68]))/100" office:value-type="float" office:value="37.1156000000003">
            <text:p>37,1156</text:p>
          </table:table-cell>
          <table:table-cell table:formula="of:=_xlfn.norm.dist([.L141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41]+(MAX([.$C$53:.$C$68])-MIN([.$C$53:.$C$68]))/100" office:value-type="float" office:value="7.23000000000001">
            <text:p>7,23</text:p>
          </table:table-cell>
          <table:table-cell table:formula="of:=[.L141]+(MAX([.$D$53:.$D$68])-MIN([.$D$53:.$D$68]))/100" office:value-type="float" office:value="37.1418000000003">
            <text:p>37,1418</text:p>
          </table:table-cell>
          <table:table-cell table:formula="of:=_xlfn.norm.dist([.L142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42]+(MAX([.$C$53:.$C$68])-MIN([.$C$53:.$C$68]))/100" office:value-type="float" office:value="7.30000000000001">
            <text:p>7,3</text:p>
          </table:table-cell>
          <table:table-cell table:formula="of:=[.L142]+(MAX([.$D$53:.$D$68])-MIN([.$D$53:.$D$68]))/100" office:value-type="float" office:value="37.1680000000003">
            <text:p>37,168</text:p>
          </table:table-cell>
          <table:table-cell table:formula="of:=_xlfn.norm.dist([.L143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43]+(MAX([.$C$53:.$C$68])-MIN([.$C$53:.$C$68]))/100" office:value-type="float" office:value="7.37000000000001">
            <text:p>7,37</text:p>
          </table:table-cell>
          <table:table-cell table:formula="of:=[.L143]+(MAX([.$D$53:.$D$68])-MIN([.$D$53:.$D$68]))/100" office:value-type="float" office:value="37.1942000000003">
            <text:p>37,1942</text:p>
          </table:table-cell>
          <table:table-cell table:formula="of:=_xlfn.norm.dist([.L144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44]+(MAX([.$C$53:.$C$68])-MIN([.$C$53:.$C$68]))/100" office:value-type="float" office:value="7.44000000000001">
            <text:p>7,44</text:p>
          </table:table-cell>
          <table:table-cell table:formula="of:=[.L144]+(MAX([.$D$53:.$D$68])-MIN([.$D$53:.$D$68]))/100" office:value-type="float" office:value="37.2204000000003">
            <text:p>37,2204</text:p>
          </table:table-cell>
          <table:table-cell table:formula="of:=_xlfn.norm.dist([.L145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45]+(MAX([.$C$53:.$C$68])-MIN([.$C$53:.$C$68]))/100" office:value-type="float" office:value="7.51000000000001">
            <text:p>7,51</text:p>
          </table:table-cell>
          <table:table-cell table:formula="of:=[.L145]+(MAX([.$D$53:.$D$68])-MIN([.$D$53:.$D$68]))/100" office:value-type="float" office:value="37.2466000000003">
            <text:p>37,2466</text:p>
          </table:table-cell>
          <table:table-cell table:formula="of:=_xlfn.norm.dist([.L146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46]+(MAX([.$C$53:.$C$68])-MIN([.$C$53:.$C$68]))/100" office:value-type="float" office:value="7.58000000000001">
            <text:p>7,58</text:p>
          </table:table-cell>
          <table:table-cell table:formula="of:=[.L146]+(MAX([.$D$53:.$D$68])-MIN([.$D$53:.$D$68]))/100" office:value-type="float" office:value="37.2728000000003">
            <text:p>37,2728</text:p>
          </table:table-cell>
          <table:table-cell table:formula="of:=_xlfn.norm.dist([.L147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47]+(MAX([.$C$53:.$C$68])-MIN([.$C$53:.$C$68]))/100" office:value-type="float" office:value="7.65000000000001">
            <text:p>7,65</text:p>
          </table:table-cell>
          <table:table-cell table:formula="of:=[.L147]+(MAX([.$D$53:.$D$68])-MIN([.$D$53:.$D$68]))/100" office:value-type="float" office:value="37.2990000000003">
            <text:p>37,299</text:p>
          </table:table-cell>
          <table:table-cell table:formula="of:=_xlfn.norm.dist([.L148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48]+(MAX([.$C$53:.$C$68])-MIN([.$C$53:.$C$68]))/100" office:value-type="float" office:value="7.72000000000001">
            <text:p>7,72</text:p>
          </table:table-cell>
          <table:table-cell table:formula="of:=[.L148]+(MAX([.$D$53:.$D$68])-MIN([.$D$53:.$D$68]))/100" office:value-type="float" office:value="37.3252000000003">
            <text:p>37,3252</text:p>
          </table:table-cell>
          <table:table-cell table:formula="of:=_xlfn.norm.dist([.L149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49]+(MAX([.$C$53:.$C$68])-MIN([.$C$53:.$C$68]))/100" office:value-type="float" office:value="7.79000000000001">
            <text:p>7,79</text:p>
          </table:table-cell>
          <table:table-cell table:formula="of:=[.L149]+(MAX([.$D$53:.$D$68])-MIN([.$D$53:.$D$68]))/100" office:value-type="float" office:value="37.3514000000003">
            <text:p>37,3514</text:p>
          </table:table-cell>
          <table:table-cell table:formula="of:=_xlfn.norm.dist([.L150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50]+(MAX([.$C$53:.$C$68])-MIN([.$C$53:.$C$68]))/100" office:value-type="float" office:value="7.86000000000001">
            <text:p>7,86</text:p>
          </table:table-cell>
          <table:table-cell table:formula="of:=[.L150]+(MAX([.$D$53:.$D$68])-MIN([.$D$53:.$D$68]))/100" office:value-type="float" office:value="37.3776000000003">
            <text:p>37,3776</text:p>
          </table:table-cell>
          <table:table-cell table:formula="of:=_xlfn.norm.dist([.L151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51]+(MAX([.$C$53:.$C$68])-MIN([.$C$53:.$C$68]))/100" office:value-type="float" office:value="7.93000000000001">
            <text:p>7,93</text:p>
          </table:table-cell>
          <table:table-cell table:formula="of:=[.L151]+(MAX([.$D$53:.$D$68])-MIN([.$D$53:.$D$68]))/100" office:value-type="float" office:value="37.4038000000003">
            <text:p>37,4038</text:p>
          </table:table-cell>
          <table:table-cell table:formula="of:=_xlfn.norm.dist([.L152];xm;sig;0)*AA" office:value-type="float" office:value="0">
            <text:p>#NAME?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formula="of:=[.K152]+(MAX([.$C$53:.$C$68])-MIN([.$C$53:.$C$68]))/100" office:value-type="float" office:value="8.00000000000001">
            <text:p>8</text:p>
          </table:table-cell>
          <table:table-cell table:formula="of:=[.L152]+(MAX([.$D$53:.$D$68])-MIN([.$D$53:.$D$68]))/100" office:value-type="float" office:value="37.4300000000003">
            <text:p>37,43</text:p>
          </table:table-cell>
          <table:table-cell table:formula="of:=_xlfn.norm.dist([.L153];xm;sig;0)*AA" office:value-type="float" office:value="0">
            <text:p>#NAME?</text:p>
          </table:table-cell>
          <table:table-cell table:number-columns-repeated="1011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Kugelfall.$A$1" table:cell-range-address="$Gauss.$E$48:.$G$48"/>
          <table:named-expression table:name="solver_cvg" table:base-cell-address="$Kugelfall.$A$1" table:expression="0.0001"/>
          <table:named-expression table:name="solver_drv" table:base-cell-address="$Kugelfall.$A$1" table:expression="2"/>
          <table:named-expression table:name="solver_eng" table:base-cell-address="$Kugelfall.$A$1" table:expression="1"/>
          <table:named-expression table:name="solver_est" table:base-cell-address="$Kugelfall.$A$1" table:expression="1"/>
          <table:named-expression table:name="solver_itr" table:base-cell-address="$Kugelfall.$A$1" table:expression="2147483647"/>
          <table:named-range table:name="solver_lhs1" table:base-cell-address="$Kugelfall.$A$1" table:cell-range-address="$Gauss.$E$48"/>
          <table:named-range table:name="solver_lhs2" table:base-cell-address="$Kugelfall.$A$1" table:cell-range-address="$Gauss.$E$48"/>
          <table:named-range table:name="solver_lhs3" table:base-cell-address="$Kugelfall.$A$1" table:cell-range-address="$Gauss.$G$48"/>
          <table:named-range table:name="solver_lhs4" table:base-cell-address="$Kugelfall.$A$1" table:cell-range-address="$Gauss.$G$48"/>
          <table:named-range table:name="solver_lhs5" table:base-cell-address="$Kugelfall.$A$1" table:cell-range-address="$Gauss.$F$48"/>
          <table:named-range table:name="solver_lhs6" table:base-cell-address="$Kugelfall.$A$1" table:cell-range-address="$Gauss.$F$48"/>
          <table:named-expression table:name="solver_mip" table:base-cell-address="$Kugelfall.$A$1" table:expression="2147483647"/>
          <table:named-expression table:name="solver_mni" table:base-cell-address="$Kugelfall.$A$1" table:expression="30"/>
          <table:named-expression table:name="solver_mrt" table:base-cell-address="$Kugelfall.$A$1" table:expression="0.075"/>
          <table:named-expression table:name="solver_msl" table:base-cell-address="$Kugelfall.$A$1" table:expression="2"/>
          <table:named-expression table:name="solver_neg" table:base-cell-address="$Kugelfall.$A$1" table:expression="1"/>
          <table:named-expression table:name="solver_nod" table:base-cell-address="$Kugelfall.$A$1" table:expression="2147483647"/>
          <table:named-expression table:name="solver_num" table:base-cell-address="$Kugelfall.$A$1" table:expression="6"/>
          <table:named-expression table:name="solver_nwt" table:base-cell-address="$Kugelfall.$A$1" table:expression="1"/>
          <table:named-range table:name="solver_opt" table:base-cell-address="$Kugelfall.$A$1" table:cell-range-address="$Gauss.$I$61"/>
          <table:named-expression table:name="solver_pre" table:base-cell-address="$Kugelfall.$A$1" table:expression="0.000001"/>
          <table:named-expression table:name="solver_rbv" table:base-cell-address="$Kugelfall.$A$1" table:expression="2"/>
          <table:named-expression table:name="solver_rel1" table:base-cell-address="$Kugelfall.$A$1" table:expression="1"/>
          <table:named-expression table:name="solver_rel2" table:base-cell-address="$Kugelfall.$A$1" table:expression="3"/>
          <table:named-expression table:name="solver_rel3" table:base-cell-address="$Kugelfall.$A$1" table:expression="1"/>
          <table:named-expression table:name="solver_rel4" table:base-cell-address="$Kugelfall.$A$1" table:expression="3"/>
          <table:named-expression table:name="solver_rel5" table:base-cell-address="$Kugelfall.$A$1" table:expression="1"/>
          <table:named-expression table:name="solver_rel6" table:base-cell-address="$Kugelfall.$A$1" table:expression="3"/>
          <table:named-expression table:name="solver_rhs1" table:base-cell-address="$Kugelfall.$A$1" table:expression="10"/>
          <table:named-expression table:name="solver_rhs2" table:base-cell-address="$Kugelfall.$A$1" table:expression="0"/>
          <table:named-expression table:name="solver_rhs3" table:base-cell-address="$Kugelfall.$A$1" table:expression="1"/>
          <table:named-expression table:name="solver_rhs4" table:base-cell-address="$Kugelfall.$A$1" table:expression="0"/>
          <table:named-expression table:name="solver_rhs5" table:base-cell-address="$Kugelfall.$A$1" table:expression="20"/>
          <table:named-expression table:name="solver_rhs6" table:base-cell-address="$Kugelfall.$A$1" table:expression="0"/>
          <table:named-expression table:name="solver_rlx" table:base-cell-address="$Kugelfall.$A$1" table:expression="2"/>
          <table:named-expression table:name="solver_rsd" table:base-cell-address="$Kugelfall.$A$1" table:expression="0"/>
          <table:named-expression table:name="solver_scl" table:base-cell-address="$Kugelfall.$A$1" table:expression="2"/>
          <table:named-expression table:name="solver_sho" table:base-cell-address="$Kugelfall.$A$1" table:expression="2"/>
          <table:named-expression table:name="solver_ssz" table:base-cell-address="$Kugelfall.$A$1" table:expression="100"/>
          <table:named-expression table:name="solver_tim" table:base-cell-address="$Kugelfall.$A$1" table:expression="2147483647"/>
          <table:named-expression table:name="solver_tol" table:base-cell-address="$Kugelfall.$A$1" table:expression="0.01"/>
          <table:named-expression table:name="solver_typ" table:base-cell-address="$Kugelfall.$A$1" table:expression="2"/>
          <table:named-expression table:name="solver_val" table:base-cell-address="$Kugelfall.$A$1" table:expression="0"/>
          <table:named-expression table:name="solver_ver" table:base-cell-address="$Kugelfall.$A$1" table:expression="3"/>
        </table:named-expressions>
      </table:table>
      <table:table table:name="Kapillarviskosimeter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2" table:number-columns-repeated="1023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 [Gew.-%]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00">
            <text:p>100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ν [mm<text:span text:style-name="T3">2</text:span><text:span text:style-name="T2">/s]</text:span></text:p>
          </table:table-cell>
          <table:table-cell table:style-name="ce3" office:value-type="float" office:value="1.02">
            <text:p>1,02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1.76">
            <text:p>1,76</text:p>
          </table:table-cell>
          <table:table-cell table:style-name="ce3" office:value-type="float" office:value="2.49">
            <text:p>2,49</text:p>
          </table:table-cell>
          <table:table-cell table:style-name="ce3" office:value-type="float" office:value="3.79">
            <text:p>3,79</text:p>
          </table:table-cell>
          <table:table-cell table:style-name="ce3" office:value-type="float" office:value="6.36">
            <text:p>6,36</text:p>
          </table:table-cell>
          <table:table-cell table:style-name="ce3" office:value-type="float" office:value="8.61">
            <text:p>8,61</text:p>
          </table:table-cell>
          <table:table-cell table:style-name="ce3" office:value-type="float" office:value="12.2">
            <text:p>12,2</text:p>
          </table:table-cell>
          <table:table-cell table:style-name="ce3" office:value-type="float" office:value="18.3">
            <text:p>18,3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9.4">
            <text:p>49,4</text:p>
          </table:table-cell>
          <table:table-cell table:style-name="ce3" office:value-type="float" office:value="93.9">
            <text:p>93,9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97">
            <text:p>497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Kapillarviskosimeter.K36" table:end-x="1.82cm" table:end-y="0.291cm" draw:z-index="0" draw:name="Diagramm 1" draw:style-name="gr1" draw:text-style-name="P1" svg:width="20.096cm" svg:height="14.211cm" svg:x="1.795cm" svg:y="0.081cm">
              <draw:object draw:notify-on-update-of-ranges="Kapillarviskosimeter.B2:Kapillarviskosimeter.O2 Kapillarviskosimeter.B3:Kapillarviskosimeter.O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35">
          <table:table-cell table:number-columns-repeated="1024"/>
        </table:table-row>
        <table:table-row table:style-name="ro1">
          <table:table-cell table:style-name="ce1" office:value-type="string">
            <text:p>Kapillarviskosimet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3" office:value-type="string">
            <text:p>Typ II c</text:p>
          </table:table-cell>
          <table:table-cell table:style-name="ce3" office:value-type="string">
            <text:p>Typ III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Apparaturkonstante K [mm<text:span text:style-name="T3">2</text:span><text:span text:style-name="T2">/s</text:span><text:span text:style-name="T3">2</text:span><text:span text:style-name="T2">]</text:span></text:p>
          </table:table-cell>
          <table:table-cell table:style-name="ce35" office:value-type="float" office:value="0.3129">
            <text:p>0,3129</text:p>
          </table:table-cell>
          <table:table-cell table:style-name="ce35" office:value-type="float" office:value="1.04047">
            <text:p>1,04047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essung #</text:p>
          </table:table-cell>
          <table:table-cell table:style-name="ce35" table:number-columns-repeated="2"/>
          <table:table-cell table:number-columns-repeated="1021"/>
        </table:table-row>
        <table:table-row table:style-name="ro2">
          <table:table-cell table:style-name="ce40" office:value-type="float" office:value="1">
            <text:p>1</text:p>
          </table:table-cell>
          <table:table-cell table:style-name="ce57" office:value-type="float" office:value="261">
            <text:p>261</text:p>
          </table:table-cell>
          <table:table-cell table:style-name="ce57" office:value-type="float" office:value="85">
            <text:p>85</text:p>
          </table:table-cell>
          <table:table-cell table:number-columns-repeated="1021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8" office:value-type="float" office:value="236">
            <text:p>236</text:p>
          </table:table-cell>
          <table:table-cell table:style-name="ce58" office:value-type="float" office:value="81">
            <text:p>81</text:p>
          </table:table-cell>
          <table:table-cell table:number-columns-repeated="1021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8" office:value-type="float" office:value="238">
            <text:p>238</text:p>
          </table:table-cell>
          <table:table-cell table:style-name="ce13" office:value-type="float" office:value="82.5">
            <text:p>82,50</text:p>
          </table:table-cell>
          <table:table-cell table:number-columns-repeated="1021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59" office:value-type="float" office:value="244">
            <text:p>244</text:p>
          </table:table-cell>
          <table:table-cell table:style-name="ce59" office:value-type="float" office:value="82">
            <text:p>82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ittelwert t [s]</text:p>
          </table:table-cell>
          <table:table-cell table:style-name="ce25" table:formula="of:=AVERAGE([.B46:.B49])" office:value-type="float" office:value="244.75">
            <text:p>244,75</text:p>
          </table:table-cell>
          <table:table-cell table:style-name="ce25" table:formula="of:=AVERAGE([.C46:.C49])" office:value-type="float" office:value="82.625">
            <text:p>82,63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tandardabweichung σ [s]</text:p>
          </table:table-cell>
          <table:table-cell table:style-name="ce25" table:formula="of:=STDEV([.B46:.B49])" office:value-type="float" office:value="11.3541475535007">
            <text:p>11,35</text:p>
          </table:table-cell>
          <table:table-cell table:style-name="ce25" table:formula="of:=STDEV([.C46:.C49])" office:value-type="float" office:value="1.70171482138851">
            <text:p>1,7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σ / t [s]</text:p>
          </table:table-cell>
          <table:table-cell table:style-name="ce25" table:formula="of:=[.B51]/[.B50]" office:value-type="float" office:value="0.0463907969499519">
            <text:p>0,05</text:p>
          </table:table-cell>
          <table:table-cell table:style-name="ce25" table:formula="of:=[.C51]/[.C50]" office:value-type="float" office:value="0.0205956408034918">
            <text:p>0,02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kin. Viskosität ν [mm<text:span text:style-name="T3">2</text:span><text:span text:style-name="T2">/s]</text:span></text:p>
          </table:table-cell>
          <table:table-cell table:style-name="ce25" table:formula="of:=[.B50]*[.B44]" office:value-type="float" office:value="76.582275">
            <text:p>76,58</text:p>
          </table:table-cell>
          <table:table-cell table:style-name="ce25" table:formula="of:=[.C50]*[.C44]" office:value-type="float" office:value="85.96883375">
            <text:p>85,97</text:p>
          </table:table-cell>
          <table:table-cell table:number-columns-repeated="1021"/>
        </table:table-row>
        <table:table-row table:style-name="ro2">
          <table:table-cell table:style-name="ce35" office:value-type="string">
            <text:p>Konzentration [Gew.-%]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urchmesser [mm]</text:p>
          </table:table-cell>
          <table:table-cell table:style-name="ce3" office:value-type="float" office:value="2.01">
            <text:p>2,01</text:p>
          </table:table-cell>
          <table:table-cell table:style-name="ce3" office:value-type="float" office:value="1.5">
            <text:p>1,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xponent p</text:p>
          </table:table-cell>
          <table:table-cell table:style-name="ce60" table:formula="of:=LN([.B50]/[.C50])/LN([.C56]/[.B56])" office:value-type="float" office:value="-3.7104124631699">
            <text:p>-3,7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AA" table:base-cell-address="$Kugelfall.$A$1" table:cell-range-address="$Gauss.$E$48"/>
        <table:named-range table:name="sig" table:base-cell-address="$Kugelfall.$A$1" table:cell-range-address="$Gauss.$G$48"/>
        <table:named-range table:name="xm" table:base-cell-address="$Kugelfall.$A$1" table:cell-range-address="$Gauss.$F$4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27.01.2019</text:date>, <text:time>22:56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Kugelfall" style:display-name="PageStyle_Kugelf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auss" style:display-name="PageStyle_Gaus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apillarviskosimeter" style:display-name="PageStyle_Kapillarviskosimeter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7T22:56:04.56</dc:date>
    <dc:creator>Johannes Spindler</dc:creator>
    <meta:generator>OpenOffice/4.1.5$Win32 OpenOffice.org_project/415m1$Build-9789</meta:generator>
    <meta:editing-duration>PT4H13M13S</meta:editing-duration>
    <meta:editing-cycles>4</meta:editing-cycles>
    <meta:document-statistic meta:table-count="3" meta:cell-count="6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9">
      <number:number number:decimal-places="3" number:min-integer-digits="1"/>
    </number:number-style>
    <number:number-style style:name="N8002" number:language="de" number:country="DE">
      <number:number number: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egression-type="linear"/>
    </style:style>
    <style:style style:name="ch3" style:family="chart" style:data-style-name="N109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8002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fo:font-family="Calibri" fo:font-size="10pt" style:font-size-asian="10pt" style:font-size-complex="10pt"/>
    </style:style>
    <style:style style:name="ch8" style:family="chart" style:data-style-name="N8002">
      <style:chart-properties chart:symbol-type="named-symbol" chart:symbol-name="circle" chart:symbol-width="0.176cm" chart:symbol-height="0.176cm" chart:regression-type="linear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family="Calibri" fo:font-size="10pt" style:font-size-asian="10pt" style:font-size-complex="10pt"/>
    </style:style>
    <style:style style:name="ch9" style:family="chart">
      <style:graphic-properties draw:stroke="dash" draw:stroke-dash="msLineDash_20_1" svg:stroke-width="0.053cm" svg:stroke-color="#4f81bd"/>
    </style:style>
    <style:style style:name="ch10" style:family="chart">
      <style:text-properties fo:color="#000000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536cm" svg:height="7.652cm" xlink:href=".." xlink:type="simple" chart:class="chart:scatter" chart:style-name="ch1">
        <chart:plot-area chart:style-name="ch2" table:cell-range-address="Kugelfall.B38:Kugelfall.E39" svg:x="1.33cm" svg:y="0.747cm" svg:width="11.666cm" svg:height="5.722cm">
          <chartooo:coordinate-region svg:x="1.948cm" svg:y="1.641cm" svg:width="10.742cm" svg:height="3.959cm"/>
          <chart:axis chart:dimension="x" chart:name="primary-x" chart:style-name="ch3">
            <chart:title svg:x="6.173cm" svg:y="6.623cm" chart:style-name="ch4">
              <text:p>1/d² [1/mm²]</text:p>
            </chart:title>
            <chart:grid chart:style-name="ch5" chart:class="major"/>
          </chart:axis>
          <chart:axis chart:dimension="y" chart:name="primary-y" chart:style-name="ch6">
            <chart:title svg:x="0.451cm" svg:y="3.95cm" chart:style-name="ch7">
              <text:p>t [s]</text:p>
            </chart:title>
            <chart:grid chart:style-name="ch5" chart:class="major"/>
          </chart:axis>
          <chart:series chart:style-name="ch8" chart:values-cell-range-address="Kugelfall.B39:Kugelfall.E39" chart:class="chart:scatter">
            <chart:domain table:cell-range-address="Kugelfall.B38:Kugelfall.E38"/>
            <chart:regression-curve chart:style-name="ch9">
              <chart:equation chart:style-name="ch10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Zeile 38</text:p>
                <draw:g>
                  <svg:desc/>
                </draw:g>
              </table:table-cell>
              <table:table-cell office:value-type="float" office:value="1.00670014876791">
                <text:p>1.00670014876791</text:p>
                <draw:g>
                  <svg:desc>Kugelfall.B38:Kugelfall.E38</svg:desc>
                </draw:g>
              </table:table-cell>
              <table:table-cell office:value-type="float" office:value="0.251675037191978">
                <text:p>0.251675037191978</text:p>
              </table:table-cell>
              <table:table-cell office:value-type="float" office:value="0.111855572085323">
                <text:p>0.111855572085323</text:p>
              </table:table-cell>
              <table:table-cell office:value-type="float" office:value="0.0628136757934938">
                <text:p>0.0628136757934938</text:p>
              </table:table-cell>
            </table:table-row>
            <table:table-row>
              <table:table-cell office:value-type="string">
                <text:p>Zeile 39</text:p>
                <draw:g>
                  <svg:desc/>
                </draw:g>
              </table:table-cell>
              <table:table-cell office:value-type="float" office:value="143.6">
                <text:p>143.6</text:p>
                <draw:g>
                  <svg:desc>Kugelfall.B39:Kugelfall.E39</svg:desc>
                </draw:g>
              </table:table-cell>
              <table:table-cell office:value-type="float" office:value="37.1">
                <text:p>37.1</text:p>
              </table:table-cell>
              <table:table-cell office:value-type="float" office:value="17.029">
                <text:p>17.029</text:p>
              </table:table-cell>
              <table:table-cell office:value-type="float" office:value="10.07">
                <text:p>1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number-style style:name="N8001" number:language="de" number:country="DE">
      <number:number number: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000000" fo:font-family="Calibri" fo:font-size="10pt" style:font-size-asian="10pt" style:font-size-complex="10pt"/>
    </style:style>
    <style:style style:name="ch9" style:family="chart" style:data-style-name="N8001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c0504d" draw:fill-color="#c0504d"/>
      <style:text-properties fo:color="#000000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857cm" svg:height="9.179cm" xlink:href=".." xlink:type="simple" chart:class="chart:bar" chart:style-name="ch1">
        <chart:legend svg:x="8.033cm" svg:y="0.823cm" style:legend-expansion="custom" chartooo:width="3.173cm" chartooo:height="1.196cm" style:legend-expansion-aspect-ratio="2.65301003344482" chart:style-name="ch2"/>
        <chart:plot-area chart:style-name="ch3" table:cell-range-address="Gauss.H12:Gauss.H27 Gauss.K53:Gauss.K153 Gauss.I12:Gauss.I19 Gauss.M53:Gauss.M153" chart:data-source-has-labels="column" svg:x="1.297cm" svg:y="0.867cm" svg:width="10.086cm" svg:height="7.099cm">
          <chartooo:coordinate-region svg:x="1.818cm" svg:y="1.214cm" svg:width="9.565cm" svg:height="4.633cm"/>
          <chart:axis chart:dimension="x" chart:name="primary-x" chart:style-name="ch4" chartooo:axis-type="auto">
            <chartooo:date-scale/>
            <chart:title svg:x="5.508cm" svg:y="8.15cm" chart:style-name="ch5">
              <text:p>classes (s)</text:p>
            </chart:title>
            <chart:categories table:cell-range-address="Gauss.H12:Gauss.H27"/>
            <chart:grid chart:style-name="ch6" chart:class="major"/>
          </chart:axis>
          <chart:axis chart:dimension="y" chart:name="primary-y" chart:style-name="ch7">
            <chart:title svg:x="0.451cm" svg:y="5.327cm" chart:style-name="ch8">
              <text:p>frequencies</text:p>
            </chart:title>
            <chart:grid chart:style-name="ch6" chart:class="major"/>
          </chart:axis>
          <chart:series chart:style-name="ch9" chart:values-cell-range-address="Gauss.I12:Gauss.I19" chart:class="chart:bar">
            <chart:data-point chart:repeated="8"/>
          </chart:series>
          <chart:series chart:style-name="ch10" chart:values-cell-range-address="Gauss.M53:Gauss.M153" chart:class="chart:scatter">
            <chart:domain table:cell-range-address="Gauss.K53:Gauss.K153"/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Spalte K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float" office:value="34.81">
                <text:p>30</text:p>
                <draw:g>
                  <svg:desc>Gauss.H12:Gauss.H27</svg:desc>
                </draw:g>
              </table:table-cell>
              <table:table-cell office:value-type="float" office:value="1">
                <text:p>1</text:p>
                <draw:g>
                  <svg:desc>Gauss.I12:Gauss.I19</svg:desc>
                </draw:g>
              </table:table-cell>
              <table:table-cell office:value-type="float" office:value="1">
                <text:p>1</text:p>
                <draw:g>
                  <svg:desc>Gauss.K53:Gauss.K153</svg:desc>
                </draw:g>
              </table:table-cell>
              <table:table-cell office:value-type="float" office:value="NaN">
                <text:p>NaN</text:p>
                <draw:g>
                  <svg:desc>Gauss.M53:Gauss.M153</svg:desc>
                </draw:g>
              </table:table-cell>
            </table:table-row>
            <table:table-row>
              <table:table-cell office:value-type="float" office:value="35.184285714285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58571428571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9328571428571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3071428571428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6814285714286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05571428571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42">
                <text:p>1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mme</text:p>
              </table:table-cell>
              <table:table-cell office:value-type="float" office:value="NaN">
                <text:p>NaN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3">
                <text:p>1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77">
                <text:p>1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84">
                <text:p>1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9">
                <text:p>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6">
                <text:p>2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33">
                <text:p>2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47">
                <text:p>2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54">
                <text:p>2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61">
                <text:p>2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68">
                <text:p>2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82">
                <text:p>2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89">
                <text:p>2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29">
                <text:p>4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36">
                <text:p>4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43">
                <text:p>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57">
                <text:p>4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64">
                <text:p>4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71">
                <text:p>4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78">
                <text:p>4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85">
                <text:p>4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92">
                <text:p>4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06">
                <text:p>5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27">
                <text:p>5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34">
                <text:p>5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41">
                <text:p>5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48">
                <text:p>5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55">
                <text:p>5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62">
                <text:p>5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69">
                <text:p>5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76">
                <text:p>5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83">
                <text:p>5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97">
                <text:p>5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04">
                <text:p>6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11000000000001">
                <text:p>6.11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18000000000001">
                <text:p>6.18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25000000000001">
                <text:p>6.2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32000000000001">
                <text:p>6.32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39000000000001">
                <text:p>6.3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46000000000001">
                <text:p>6.46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53000000000001">
                <text:p>6.53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67000000000001">
                <text:p>6.67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74000000000001">
                <text:p>6.74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81000000000001">
                <text:p>6.81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88000000000001">
                <text:p>6.88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95000000000001">
                <text:p>6.9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02000000000001">
                <text:p>7.02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09000000000001">
                <text:p>7.0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16000000000001">
                <text:p>7.16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23000000000001">
                <text:p>7.23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30000000000001">
                <text:p>7.3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37000000000001">
                <text:p>7.37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44000000000001">
                <text:p>7.44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51000000000001">
                <text:p>7.51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58000000000001">
                <text:p>7.58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65000000000001">
                <text:p>7.6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72000000000001">
                <text:p>7.72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79000000000001">
                <text:p>7.7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86000000000001">
                <text:p>7.86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93000000000001">
                <text:p>7.93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interpolation="cubic-spline" chart:symbol-type="automatic" chart:include-hidden-cells="false" chart:treat-empty-cells="leave-gap" chart:series-source="rows"/>
    </style:style>
    <style:style style:name="ch3" style:family="chart" style:data-style-name="N8000">
      <style:chart-properties chart:display-label="true" chart:logarithmic="false" chart:minimum="0" chart:maximum="10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fo:font-family="Calibri" fo:font-size="12pt" fo:font-weight="bold" style:font-family-asian="Calibri" style:font-size-asian="12pt" style:font-weight-asian="bold" style:font-family-complex="Calibri" style:font-size-complex="12pt" style:font-weight-complex="bold"/>
    </style:style>
    <style:style style:name="ch5" style:family="chart">
      <style:graphic-properties svg:stroke-width="0.053cm" svg:stroke-color="#878787"/>
    </style:style>
    <style:style style:name="ch6" style:family="chart">
      <style:graphic-properties svg:stroke-width="0.044cm" svg:stroke-color="#b7b7b7"/>
    </style:style>
    <style:style style:name="ch7" style:family="chart" style:data-style-name="N8000">
      <style:chart-properties chart:display-label="true" chart:logarithmic="false" chart:minimum="0" chart:maximum="20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family-asian="Calibri" style:font-size-asian="10pt" style:font-family-complex="Calibri" style:font-size-complex="10pt"/>
    </style:style>
    <style:style style:name="ch8" style:family="chart" style:data-style-name="N8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b3b3b3" draw:fill-color="#b3b3b3"/>
      <style:text-properties fo:color="#000000" fo:font-family="Calibri" fo:font-size="10pt" style:font-family-asian="Calibri" style:font-size-asian="10pt" style:font-family-complex="Calibri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0.097cm" svg:height="14.212cm" xlink:href=".." xlink:type="simple" chart:class="chart:scatter" chart:style-name="ch1">
        <chart:plot-area chart:style-name="ch2" table:cell-range-address="Kapillarviskosimeter.B2:Kapillarviskosimeter.O3" svg:x="1.286cm" svg:y="0.531cm" svg:width="18.096cm" svg:height="11.979cm">
          <chartooo:coordinate-region svg:x="2.093cm" svg:y="0.73cm" svg:width="17.009cm" svg:height="11.133cm"/>
          <chart:axis chart:dimension="x" chart:name="primary-x" chart:style-name="ch3">
            <chart:title svg:x="8.101cm" svg:y="12.795cm" chart:style-name="ch4">
              <text:p>Konzentration [Gew.-%]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6.142cm" chart:style-name="ch4">
              <text:p>kinetische Viskosität ν [mm2/s]</text:p>
            </chart:title>
            <chart:grid chart:style-name="ch5" chart:class="major"/>
            <chart:grid chart:style-name="ch6" chart:class="minor"/>
          </chart:axis>
          <chart:series chart:style-name="ch8" chart:values-cell-range-address="Kapillarviskosimeter.B3:Kapillarviskosimeter.O3" chart:class="chart:scatter">
            <chart:domain table:cell-range-address="Kapillarviskosimeter.B2:Kapillarviskosimeter.O2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Kapillarviskosimeter.B2:Kapillarviskosimeter.O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1.02">
                <text:p>1.02</text:p>
                <draw:g>
                  <svg:desc>Kapillarviskosimeter.B3:Kapillarviskosimeter.O3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76">
                <text:p>1.76</text:p>
              </table:table-cell>
              <table:table-cell office:value-type="float" office:value="2.49">
                <text:p>2.49</text:p>
              </table:table-cell>
              <table:table-cell office:value-type="float" office:value="3.79">
                <text:p>3.79</text:p>
              </table:table-cell>
              <table:table-cell office:value-type="float" office:value="6.36">
                <text:p>6.36</text:p>
              </table:table-cell>
              <table:table-cell office:value-type="float" office:value="8.61">
                <text:p>8.61</text:p>
              </table:table-cell>
              <table:table-cell office:value-type="float" office:value="12.2">
                <text:p>12.2</text:p>
              </table:table-cell>
              <table:table-cell office:value-type="float" office:value="18.3">
                <text:p>18.3</text:p>
              </table:table-cell>
              <table:table-cell office:value-type="float" office:value="29">
                <text:p>29</text:p>
              </table:table-cell>
              <table:table-cell office:value-type="float" office:value="49.4">
                <text:p>49.4</text:p>
              </table:table-cell>
              <table:table-cell office:value-type="float" office:value="93.9">
                <text:p>93.9</text:p>
              </table:table-cell>
              <table:table-cell office:value-type="float" office:value="200">
                <text:p>200</text:p>
              </table:table-cell>
              <table:table-cell office:value-type="float" office:value="497">
                <text:p>4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